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6000000913D5C97D96F25C5E8.jpg" manifest:media-type="image/jpeg"/>
  <manifest:file-entry manifest:full-path="Pictures/10000000000000C8000000B4C69FCD7DE6148FB5.jpg" manifest:media-type="image/jpeg"/>
  <manifest:file-entry manifest:full-path="Pictures/10000000000003C9000001E7BDE8E7A8DC5139F2.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Courier New1" svg:font-family="'Courier New'" style:font-family-generic="modern"/>
    <style:font-face style:name="Palatino" svg:font-family="Palatino, 'Book Antiqua'" style:font-family-generic="roman"/>
    <style:font-face style:name="Arial5" svg:font-family="Arial" style:font-family-generic="swiss"/>
    <style:font-face style:name="Arial2" svg:font-family="Arial" style:font-pitch="variable"/>
    <style:font-face style:name="Liberation Sans" svg:font-family="'Liberation Sans'" style:font-pitch="variable"/>
    <style:font-face style:name="Liberation Serif1" svg:font-family="'Liberation Serif'" style:font-pitch="variable"/>
    <style:font-face style:name="Microsoft YaHei1" svg:font-family="'Microsoft YaHei'" style:font-pitch="variable"/>
    <style:font-face style:name="Wingdings2" svg:font-family="Wingdings" style:font-pitch="variable"/>
    <style:font-face style:name="Courier New"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1" svg:font-family="Palatino, 'Book Antiqu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Verdana1" svg:font-family="Verdana" style:font-family-generic="swiss" style:font-pitch="variable"/>
    <style:font-face style:name="Arial4" svg:font-family="Arial"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Palatino2" svg:font-family="Palatino, 'Book Antiqua'"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_30_1_5f_Title-backgroundobjects" style:list-style-name="L2">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_30_1_5f_Titl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4" style:family="presentation" style:parent-style-name="_30_1_5f_Tit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_30_1_5f_Title-notes">
      <style:graphic-properties draw:fill-color="#ffffff" draw:auto-grow-height="true" fo:min-height="13.364cm"/>
      <style:paragraph-properties style:writing-mode="lr-tb"/>
    </style:style>
    <style:style style:name="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pr7" style:family="presentation" style:parent-style-name="_30_2_5f_1Column-outline1">
      <style:graphic-properties draw:stroke="none" svg:stroke-width="0cm" draw:fill="none" draw:textarea-vertical-align="top" draw:auto-grow-height="false" draw:fit-to-size="false" style:shrink-to-fit="false" fo:min-height="10.798cm" fo:padding-top="0cm" fo:padding-bottom="0.1cm" fo:padding-left="0cm" fo:padding-right="0cm" fo:wrap-option="wrap"/>
      <style:paragraph-properties style:writing-mode="lr-tb"/>
    </style:style>
    <style:style style:name="pr8" style:family="presentation" style:parent-style-name="_30_2_5f_1Column-notes">
      <style:graphic-properties draw:fill-color="#ffffff" fo:min-height="13.364cm"/>
      <style:paragraph-properties style:writing-mode="lr-tb"/>
    </style:style>
    <style:style style:name="pr9" style:family="presentation" style:parent-style-name="_30_2_5f_1Column-outline1" style:list-style-name="L5">
      <style:graphic-properties draw:stroke="none" svg:stroke-width="0cm" draw:fill="none" draw:textarea-vertical-align="top" draw:auto-grow-height="true" draw:fit-to-size="false" style:shrink-to-fit="false" fo:min-height="0cm" fo:padding-top="0cm" fo:padding-bottom="0cm" fo:padding-left="0cm" fo:padding-right="0cm" fo:wrap-option="no-wrap"/>
      <style:paragraph-properties style:writing-mode="lr-tb"/>
    </style:style>
    <style:style style:name="pr10" style:family="presentation" style:parent-style-name="_30_2_5f_1Column-outline1" style:list-style-name="L5">
      <style:graphic-properties draw:stroke="none" svg:stroke-width="0cm" draw:fill="none" draw:textarea-vertical-align="top" draw:auto-grow-height="true" draw:fit-to-size="false" style:shrink-to-fit="false" fo:min-height="0cm" fo:padding-top="0cm" fo:padding-bottom="0cm" fo:padding-left="0cm" fo:padding-right="0cm" fo:wrap-option="no-wrap"/>
      <style:paragraph-properties style:writing-mode="lr-tb"/>
    </style:style>
    <style:style style:name="pr11" style:family="presentation" style:parent-style-name="_31_2_5f_End_5f_Slide-title" style:list-style-name="L7">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pr12"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_31_2_5f_End_5f_Slide-backgroundobjects" style:list-style-name="L8">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_31_2_5f_End_5f_Slide-notes">
      <style:graphic-properties draw:fill-color="#ffffff" draw:auto-grow-height="true" fo:min-height="13.364cm"/>
      <style:paragraph-properties style:writing-mode="lr-tb"/>
    </style:style>
    <style:style style:name="P1" style:family="paragraph">
      <style:paragraph-properties fo:margin-top="0cm" fo:margin-bottom="0cm" fo:line-height="1.94cm"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5pt"/>
    </style:style>
    <style:style style:name="P3" style:family="paragraph">
      <style:paragraph-properties fo:margin-left="0cm" fo:margin-right="0cm" fo:margin-top="0cm" fo:margin-bottom="0cm" fo:line-height="100%" fo:text-align="start" fo:text-indent="0cm" style:punctuation-wrap="hanging" style:writing-mode="lr-tb"/>
      <style:text-properties fo:font-size="14.6999998092651pt"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4.6999998092651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9.19999980926514pt" style:font-size-asian="14pt" style:font-size-complex="14pt" fo:hyphenate="false"/>
    </style:style>
    <style:style style:name="P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19999980926514pt" style:font-size-asian="14pt" style:font-size-complex="14pt" fo:hyphenate="false"/>
    </style:style>
    <style:style style:name="P7"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loext:graphic-properties draw:fill-color="#ffffff"/>
      <style:paragraph-properties style:writing-mode="lr-tb"/>
    </style:style>
    <style:style style:name="P10" style:family="paragraph">
      <style:paragraph-properties fo:margin-top="0cm" fo:margin-bottom="0cm" fo:line-height="1.376cm" fo:text-align="start"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6pt"/>
    </style:style>
    <style:style style:name="P12"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366cm" fo:margin-bottom="0cm" fo:line-height="0.706cm" fo:text-indent="0cm" style:punctuation-wrap="hanging"/>
      <style:text-properties fo:color="#000000" style:font-name="Arial3" fo:font-size="14.6999998092651pt" fo:language="fi" fo:country="FI" style:letter-kerning="true" style:font-name-asian="Microsoft YaHei" style:font-size-asian="16pt" style:font-name-complex="Arial4" style:font-size-complex="16pt"/>
    </style:style>
    <style:style style:name="P16" style:family="paragraph">
      <loext:graphic-properties draw:fill="none"/>
      <style:paragraph-properties fo:margin-top="0.366cm" fo:margin-bottom="0cm" fo:line-height="0.706cm" fo:text-align="start" style:writing-mode="lr-tb" style:font-independent-line-spacing="false"/>
      <style:text-properties fo:font-size="14.6999998092651pt" fo:language="fi" fo:country="FI" style:font-size-asian="16pt" style:font-size-complex="16pt"/>
    </style:style>
    <style:style style:name="P17" style:family="paragraph">
      <style:paragraph-properties fo:margin-left="0cm" fo:margin-right="0cm" fo:margin-top="0.282cm" fo:margin-bottom="0cm" fo:line-height="0.776cm" fo:text-align="start" fo:text-indent="0cm" style:punctuation-wrap="hanging" style:writing-mode="lr-tb"/>
      <style:text-properties fo:hyphenate="false" loext:hyphenation-no-caps="false"/>
    </style:style>
    <style:style style:name="P18" style:family="paragraph">
      <loext:graphic-properties draw:fill="none"/>
      <style:paragraph-properties fo:margin-top="0cm" fo:margin-bottom="0cm" fo:line-height="1.693cm" fo:text-align="start" style:punctuation-wrap="hanging" style:writing-mode="lr-tb" style:font-independent-line-spacing="true"/>
      <style:text-properties fo:font-variant="normal" fo:text-transform="none" fo:color="#0079c2" style:text-line-through-style="none" style:text-line-through-type="none" style:text-position="0% 100%" style:font-name="Arial3" fo:font-size="44pt" fo:letter-spacing="normal" fo:font-style="normal" style:text-underline-style="none" fo:font-weight="bold" style:font-size-asian="44pt" style:font-style-asian="normal" style:font-weight-asian="bold" style:font-size-complex="44pt" style:font-style-complex="normal" style:font-weight-complex="bold" fo:hyphenate="false"/>
    </style:style>
    <style:style style:name="P1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addc" style:text-line-through-style="none" style:text-line-through-type="none" style:text-position="0% 100%" style:font-name="Arial3" fo:font-size="10pt" fo:letter-spacing="normal" fo:language="en" fo:country="FI" fo:font-style="normal" style:text-underline-style="none" fo:font-weight="normal" style:font-size-asian="10pt" style:font-style-asian="normal" style:font-weight-asian="normal" style:font-size-complex="10pt" style:font-style-complex="normal" style:font-weight-complex="normal" fo:hyphenate="false"/>
    </style:style>
    <style:style style:name="P20" style:family="paragraph">
      <style:paragraph-properties fo:margin-left="0cm" fo:margin-right="0cm" fo:margin-top="0cm" fo:margin-bottom="0cm" fo:line-height="100%" fo:text-align="end" fo:text-indent="0cm" style:punctuation-wrap="hanging" style:writing-mode="lr-tb"/>
      <style:text-properties fo:font-size="9.19999980926514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9.19999980926514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3" fo:font-size="55pt" fo:letter-spacing="normal" fo:language="en" fo:country="GB" fo:font-style="normal" style:text-underline-style="none" fo:font-weight="bold" style:font-size-asian="55pt" style:font-style-asian="normal" style:font-weight-asian="bold" style:font-size-complex="55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3"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8baddc" style:text-line-through-style="none" style:text-line-through-type="none" style:text-position="0% 100%" style:font-name="Arial3"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3" fo:font-size="20pt" fo:letter-spacing="normal" fo:language="en" fo:country="GB"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79c2" style:text-line-through-style="none" style:text-line-through-type="none" style:text-position="0% 100%" style:font-name="Arial3" fo:font-size="36pt" fo:letter-spacing="normal" fo:language="fi" fo:country="FI"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3" fo:letter-spacing="normal" fo:language="fi" fo:country="FI"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8baddc" style:text-line-through-style="none" style:text-line-through-type="none" style:text-position="0% 100%" style:font-name="Arial3"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badd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style:font-name="Wingdings"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99cm"/>
        <style:text-properties fo:font-family="OpenSymbol" style:font-charset="x-symbol" fo:color="#8baddc"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0_1_5f_Title" presentation:presentation-page-layout-name="AL1T0">
        <draw:frame draw:name="Title 1" presentation:style-name="pr1" draw:text-style-name="P2" draw:layer="layout" svg:width="25.548cm" svg:height="4.615cm" svg:x="1.265cm" svg:y="4.525cm" presentation:class="title" presentation:user-transformed="true">
          <draw:text-box>
            <text:p text:style-name="P1"><text:span text:style-name="T1">Tietokantahallinta</text:span></text:p>
          </draw:text-box>
        </draw:frame>
        <draw:frame draw:name="Date Placeholder 6" presentation:style-name="pr2" draw:text-style-name="P4" draw:layer="layout" svg:width="6.959cm" svg:height="0.931cm" svg:x="1.264cm" svg:y="11.615cm" presentation:class="date-time" presentation:user-transformed="true">
          <draw:text-box>
            <text:p text:style-name="P3"><text:span text:style-name="T2"><text:date style:data-style-name="D4" text:date-value="2024-01-29">29.01.2024</text:date></text:span></text:p>
          </draw:text-box>
        </draw:frame>
        <draw:frame draw:name="Footer Placeholder 7" presentation:style-name="pr3" draw:text-style-name="P6" draw:layer="layout" svg:width="21.183cm" svg:height="0.931cm" svg:x="1.264cm" svg:y="16.046cm" presentation:class="footer" presentation:user-transformed="true">
          <draw:text-box>
            <text:p text:style-name="P5"><text:span text:style-name="T3">Sauli Isonikkilä</text:span></text:p>
          </draw:text-box>
        </draw:frame>
        <draw:frame draw:name="Text Placeholder 2" presentation:style-name="pr4" draw:text-style-name="P8" draw:layer="layout" svg:width="25.549cm" svg:height="1.483cm" svg:x="1.264cm" svg:y="10.092cm" presentation:class="outline" presentation:user-transformed="true">
          <draw:text-box>
            <text:p text:style-name="P7"><text:span text:style-name="T4">Viikko 06</text:span></text:p>
          </draw:text-box>
        </draw:frame>
        <presentation:notes draw:style-name="dp2">
          <draw:page-thumbnail draw:style-name="gr1" draw:layer="layout" svg:width="19.798cm" svg:height="11.136cm" svg:x="0.6cm" svg:y="2.257cm" draw:page-number="1" presentation:class="page"/>
          <draw:frame presentation:style-name="pr5" draw:text-style-name="P9" draw:layer="layout" svg:width="16.799cm" svg:height="13.364cm" svg:x="2.1cm" svg:y="14.107cm" presentation:class="notes" presentation:placeholder="true">
            <draw:text-box/>
          </draw:frame>
        </presentation:notes>
      </draw:page>
      <draw:page draw:name="page2" draw:style-name="dp1" draw:master-page-name="_30_2_5f_1Column">
        <draw:frame draw:name="Title 7_7" presentation:style-name="pr6" draw:text-style-name="P11" draw:layer="layout" svg:width="25.549cm" svg:height="3.123cm" svg:x="1.265cm" svg:y="1.402cm" presentation:class="title" presentation:user-transformed="true">
          <draw:text-box>
            <text:p text:style-name="P10"><text:span text:style-name="T5">Tietokantojen ylläpito</text:span></text:p>
          </draw:text-box>
        </draw:frame>
        <draw:frame draw:name="Content Placeholder 8_7" presentation:style-name="pr7" draw:text-style-name="P13" draw:layer="layout" svg:width="25.549cm" svg:height="11.2cm" svg:x="1.266cm" svg:y="4.4cm" presentation:class="outline" presentation:user-transformed="true">
          <draw:text-box>
            <text:list text:style-name="L5">
              <text:list-item>
                <text:p text:style-name="P12"><text:span text:style-name="T6">Tietokantojen ylläpidossa on otettava huomioon seuraavat asiat</text:span></text:p>
              </text:list-item>
              <text:list-item>
                <text:p text:style-name="P12"><text:span text:style-name="T6">Palvelin tietokoneiden sijoituspaikka, varajärjestelmät, tietoturva:</text:span></text:p>
                <text:list>
                  <text:list-item>
                    <text:p><text:span text:style-name="T6">Onko laitteiden sijoituspaikka sopiva?</text:span><text:span text:style-name="T6"><text:line-break/></text:span><text:span text:style-name="T6">Ilmastointi? Kulunvalvonta? Varmistusnauhojen sijoitus muualla kuin palvelin tietokoneet? Vai käytetäänkö verkkolevyjä varmistukseen, ja onko ne sijoitettu muihin toimitiloihin esimerkiksi tulipalon vuoksi. Entä jos jotain menetetään niin miten toimitaan, kun palvelin rikkoutuu, konehuone vaurioituu tulipalossa tms?</text:span></text:p>
                  </text:list-item>
                  <text:list-item>
                    <text:p><text:span text:style-name="T6">Tarvitaanko vara järjestelmät?</text:span><text:span text:style-name="T6"><text:line-break/></text:span><text:span text:style-name="T6">Onko vara järjestelmät kyllin kaukana varsinaisista järjestelmistä?</text:span><text:span text:style-name="T6"><text:line-break/></text:span><text:span text:style-name="T6">(Maanjäristykset, tulipalot, tulvat tms.)</text:span></text:p>
                  </text:list-item>
                  <text:list-item>
                    <text:p><text:span text:style-name="T6">Virran syöttö palvelin tietokoneisiin ja muihin kriittisiin laitteisiin?</text:span><text:span text:style-name="T6"><text:line-break/></text:span><text:span text:style-name="T6">UPS? (mitä laitetaan ups:eihin?)</text:span><text:span text:style-name="T6"><text:line-break/></text:span><text:span text:style-name="T6">Onko oma virran syöttö laitteisiin, joka on eri kuin toimitilan muihin käytetty virran syöttö?</text:span><text:span text:style-name="T6"><text:line-break/></text:span><text:span text:style-name="T6">Miten ilmastointi on järjestett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8" draw:text-style-name="P14" draw:layer="layout" svg:width="16.799cm" svg:height="13.364cm" svg:x="2.1cm" svg:y="14.107cm" presentation:class="notes" presentation:placeholder="true">
            <draw:text-box/>
          </draw:frame>
        </presentation:notes>
      </draw:page>
      <draw:page draw:name="page3" draw:style-name="dp1" draw:master-page-name="_30_2_5f_1Column">
        <draw:frame draw:name="Title 7_0" presentation:style-name="pr6" draw:text-style-name="P11" draw:layer="layout" svg:width="25.549cm" svg:height="3.123cm" svg:x="1.265cm" svg:y="1.402cm" presentation:class="title" presentation:user-transformed="true">
          <draw:text-box>
            <text:p text:style-name="P10"><text:span text:style-name="T5">Tietokantojen ylläpito...</text:span></text:p>
          </draw:text-box>
        </draw:frame>
        <draw:frame draw:name="Content Placeholder 8_0" presentation:style-name="pr9" draw:text-style-name="P16" draw:layer="layout" svg:width="25.549cm" svg:height="9.205cm" svg:x="1.267cm" svg:y="4.505cm" presentation:class="outline" presentation:user-transformed="true">
          <draw:text-box>
            <text:p text:style-name="P15">- <text:s/>Palvelin tietokoneen käyttöjärjestelmän ylläpito?<text:line-break/>Varmistukset? Jos salausavaimia käytetään tietoturvan aikaan saamiseksi, onko avainten varmistus kunnossa? (Tässä tarkoitetaan lähinna MS Windows Server 2003:n ja 2008:n Windows autentikoinnin salakirjoitus avaimia, mutta muissakin tilanne on samankaltainen).</text:p>
            <text:p text:style-name="P15">- <text:s text:c="2"/>Kuinka kauan aikaa kestää rakentaa järjestelmä uudelleen jos tarve tulee?<text:line-break/>Tarvittavat laitteistot (palvelin tietokone, tietoliikenne verkko ja aktiivilaitteet)?<text:line-break/>Käyttöjärjestelmä (lisenssinumerot, verkkoyhteys asennuksen aikana)?</text:p>
            <text:p text:style-name="P15">- <text:s/>Tietoturva?<text:line-break/>Onko tietoliikenneverkon tietoturva kunnossa? <text:line-break/>Päivitys tiheys ja miten se tehdään? (automaattisesti ehkä suoraan verkosta?)<text:line-break/>Virustorjunta? (päivitykset?)<text:line-break/>Käyttäjä politiikka? (autentikointi, authorisointi - asiaa käsitelty alla)</text:p>
          </draw:text-box>
        </draw:frame>
        <presentation:notes draw:style-name="dp2">
          <draw:page-thumbnail draw:style-name="gr1" draw:layer="layout" svg:width="19.798cm" svg:height="11.136cm" svg:x="0.6cm" svg:y="2.257cm" draw:page-number="3" presentation:class="page"/>
          <draw:frame presentation:style-name="pr8" draw:text-style-name="P14" draw:layer="layout" svg:width="16.799cm" svg:height="13.364cm" svg:x="2.1cm" svg:y="14.107cm" presentation:class="notes" presentation:placeholder="true">
            <draw:text-box/>
          </draw:frame>
        </presentation:notes>
      </draw:page>
      <draw:page draw:name="page4" draw:style-name="dp1" draw:master-page-name="_30_2_5f_1Column">
        <draw:frame draw:name="Title 7_8" presentation:style-name="pr6" draw:text-style-name="P11" draw:layer="layout" svg:width="25.549cm" svg:height="3.123cm" svg:x="1.265cm" svg:y="1.402cm" presentation:class="title" presentation:user-transformed="true">
          <draw:text-box>
            <text:p text:style-name="P10"><text:span text:style-name="T5">Tietokantojen ylläpito...</text:span></text:p>
          </draw:text-box>
        </draw:frame>
        <draw:frame draw:name="Content Placeholder 8_8" presentation:style-name="pr10" draw:text-style-name="P16" draw:layer="layout" svg:width="25.549cm" svg:height="9.205cm" svg:x="1.267cm" svg:y="4.505cm" presentation:class="outline" presentation:user-transformed="true">
          <draw:text-box>
            <text:p text:style-name="P15">- <text:s/>Palvelin tietokoneen käyttöjärjestelmän ylläpito?<text:line-break/>Varmistukset? Jos salausavaimia käytetään tietoturvan aikaan saamiseksi, onko avainten varmistus kunnossa? (Tässä tarkoitetaan lähinna MS Windows Server 2003:n ja 2008:n Windows autentikoinnin salakirjoitus avaimia, mutta muissakin tilanne on samankaltainen).</text:p>
            <text:p text:style-name="P15">- <text:s text:c="2"/>Kuinka kauan aikaa kestää rakentaa järjestelmä uudelleen jos tarve tulee?<text:line-break/>Tarvittavat laitteistot (palvelin tietokone, tietoliikenne verkko ja aktiivilaitteet)?<text:line-break/>Käyttöjärjestelmä (lisenssinumerot, verkkoyhteys asennuksen aikana)?</text:p>
            <text:p text:style-name="P15">- <text:s/>Tietoturva?<text:line-break/>Onko tietoliikenneverkon tietoturva kunnossa? <text:line-break/>Päivitys tiheys ja miten se tehdään? (automaattisesti ehkä suoraan verkosta?)<text:line-break/>Virustorjunta? (päivitykset?)<text:line-break/>Käyttäjä politiikka? (autentikointi, authorisointi - asiaa käsitelty alla)</text:p>
          </draw:text-box>
        </draw:frame>
        <presentation:notes draw:style-name="dp3">
          <draw:page-thumbnail draw:style-name="gr1" draw:layer="layout" svg:width="19.798cm" svg:height="11.136cm" svg:x="0.6cm" svg:y="2.257cm" draw:page-number="4" presentation:class="page"/>
          <draw:frame presentation:style-name="pr8" draw:text-style-name="P14" draw:layer="layout" svg:width="16.799cm" svg:height="13.364cm" svg:x="2.1cm" svg:y="14.107cm" presentation:class="notes" presentation:placeholder="true">
            <draw:text-box/>
          </draw:frame>
        </presentation:notes>
      </draw:page>
      <draw:page draw:name="page5" draw:style-name="dp1" draw:master-page-name="_30_2_5f_1Column">
        <draw:frame draw:name="Title 7_6" presentation:style-name="pr6" draw:text-style-name="P11" draw:layer="layout" svg:width="25.549cm" svg:height="3.123cm" svg:x="1.265cm" svg:y="1.402cm" presentation:class="title" presentation:user-transformed="true">
          <draw:text-box>
            <text:p text:style-name="P10"><text:span text:style-name="T5">Tietokantojen ja taulujen seuranta ja eheyttäminen</text:span></text:p>
          </draw:text-box>
        </draw:frame>
        <draw:frame draw:name="Content Placeholder 8_6" presentation:style-name="pr7" draw:text-style-name="P13" draw:layer="layout" svg:width="25.549cm" svg:height="10.6cm" svg:x="1.266cm" svg:y="4.8cm" presentation:class="outline" presentation:user-transformed="true">
          <draw:text-box>
            <text:list text:style-name="L4">
              <text:list-item>
                <text:p>Tietokantojen ja sen sisältämien taulujen eheyttä pitää myös seurata säännöllisesti.</text:p>
              </text:list-item>
              <text:list-item>
                <text:p>Jos tietokanta ja sen taulut fragmentoituvat liikaa, pitää tietokanta defargmentoida.</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1" draw:master-page-name="_30_2_5f_1Column">
        <draw:frame draw:name="Content Placeholder 8_1" presentation:style-name="pr7" draw:text-style-name="P13" draw:layer="layout" svg:width="25.549cm" svg:height="11.2cm" svg:x="1.265cm" svg:y="4.4cm" presentation:class="outline" presentation:user-transformed="true">
          <draw:text-box>
            <text:list text:style-name="L5">
              <text:list-item>
                <text:p text:style-name="P12"><text:span text:style-name="T6">Mitä kaikkea tietokantapalvelimen ylläpitäjän pitää tehdä päivittäin, viikottain tms. pidemmällä aikajänteellä?</text:span></text:p>
              </text:list-item>
              <text:list-item>
                <text:p text:style-name="P12"><text:span text:style-name="T6">Miksi näitä tehtäviä pitää tehdä?</text:span></text:p>
              </text:list-item>
              <text:list-item>
                <text:p text:style-name="P12"><text:span text:style-name="T6">Mitä vaikutuksia voisi olla, jollei niitä tehtäisi?</text:span></text:p>
                <text:p text:style-name="P12"><text:span text:style-name="T6"/></text:p>
              </text:list-item>
            </text:list>
          </draw:text-box>
        </draw:frame>
        <draw:frame draw:name="Title 7_2" presentation:style-name="pr6" draw:text-style-name="P11" draw:layer="layout" svg:width="25.549cm" svg:height="1.599cm" svg:x="1.265cm" svg:y="1.402cm" presentation:class="title" presentation:user-transformed="true">
          <draw:text-box>
            <text:p text:style-name="P10"><text:span text:style-name="T5">Tietokantapalvelimen ylläpitäjän tehtävät</text:span></text:p>
          </draw:text-box>
        </draw:frame>
        <presentation:notes draw:style-name="dp2">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_30_2_5f_1Column">
        <draw:frame draw:name="Title 7_1" presentation:style-name="pr6" draw:text-style-name="P11" draw:layer="layout" svg:width="25.549cm" svg:height="1.599cm" svg:x="1.265cm" svg:y="1.402cm" presentation:class="title" presentation:user-transformed="true">
          <draw:text-box>
            <text:p text:style-name="P10"><text:span text:style-name="T5">Tietokantapalvelimen ylläpitäjän tehtävät... </text:span></text:p>
          </draw:text-box>
        </draw:frame>
        <draw:frame draw:name="Content Placeholder 8_2" presentation:style-name="pr7" draw:text-style-name="P13" draw:layer="layout" svg:width="25.549cm" svg:height="11.2cm" svg:x="1.266cm" svg:y="3.925cm" presentation:class="outline" presentation:user-transformed="true">
          <draw:text-box>
            <text:list text:style-name="L5">
              <text:list-item>
                <text:p text:style-name="P12"><text:span text:style-name="T6">Ylläpidon tehtäviin kuuluu jatkuvasti (päivittäin tai jollain sopivalla tiheydellä):</text:span></text:p>
                <text:list>
                  <text:list-item>
                    <text:p><text:span text:style-name="T6">Ottaa tietokantojen varmistukset </text:span><text:span text:style-name="T6"><text:line-break/></text:span><text:span text:style-name="T6">(voi automatisoida, mutta aina on varmistettava että varmistus on onnistunut)</text:span></text:p>
                  </text:list-item>
                  <text:list-item>
                    <text:p><text:span text:style-name="T6">Pitää indeksejä yllä </text:span><text:span text:style-name="T6"><text:line-break/></text:span><text:span text:style-name="T6">(ovatko pirstoutuneet eli fragmentoituneet – jos ovat, niin rakentaa ne uudelleen)</text:span></text:p>
                  </text:list-item>
                  <text:list-item>
                    <text:p><text:span text:style-name="T6">Tehdä säännöllisesti sopivin väliajoin tilastointiajoja. </text:span><text:span text:style-name="T6"><text:line-break/></text:span><text:span text:style-name="T6">(niiden perusteella voi suunnitella tarvittavat hankinnat, keskusmuistin, prosessoreiden, kiintolevyjen, verkkokortin kapasiteetin alkaessa pikku hiljaa loppumaan).</text:span></text:p>
                  </text:list-item>
                  <text:list-item>
                    <text:p><text:span text:style-name="T6">Seurata kiintolevyjen täyttymisastetta.</text:span></text:p>
                  </text:list-item>
                  <text:list-item>
                    <text:p><text:span text:style-name="T6">Seurata palvelimen suoritusastetta laskureiden avulla.</text:span></text:p>
                  </text:list-item>
                  <text:list-item>
                    <text:p><text:span text:style-name="T6">Seurata täytyykö loki </text:span><text:span text:style-name="T6"><text:line-break/></text:span><text:span text:style-name="T6">(riittääkö levytila lokitiedostojen tarpeisiin).</text:span></text:p>
                  </text:list-item>
                  <text:list-item>
                    <text:p><text:span text:style-name="T6">Sekä seurata ettei palvelimen muistinkäyttö aste nouse yli 90%:ia.</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1" draw:master-page-name="_30_2_5f_1Column">
        <draw:frame draw:name="Title 7_3" presentation:style-name="pr6" draw:text-style-name="P11" draw:layer="layout" svg:width="25.549cm" svg:height="1.599cm" svg:x="1.265cm" svg:y="1.402cm" presentation:class="title" presentation:user-transformed="true">
          <draw:text-box>
            <text:p text:style-name="P10"><text:span text:style-name="T5">Tietokantapalvelimen ylläpitäjän tehtävät... </text:span></text:p>
          </draw:text-box>
        </draw:frame>
        <draw:frame draw:name="Content Placeholder 8_3" presentation:style-name="pr7" draw:text-style-name="P13" draw:layer="layout" svg:width="25.549cm" svg:height="11.2cm" svg:x="1.266cm" svg:y="3.925cm" presentation:class="outline" presentation:user-transformed="true">
          <draw:text-box>
            <text:list text:style-name="L5">
              <text:list-item>
                <text:p text:style-name="P12"><text:span text:style-name="T6">Ylläpidon tehtäviin kuuluu myös:</text:span></text:p>
                <text:list>
                  <text:list-item>
                    <text:p><text:span text:style-name="T6">Laitteistojen ja tarvittavien ohjelmistojen kehitys- ja hankintasuunnitelma esitysten teko edellisten seurantatilastojen perusteella.</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1" draw:master-page-name="_30_2_5f_1Column">
        <draw:frame draw:name="Title 7_4" presentation:style-name="pr6" draw:text-style-name="P11" draw:layer="layout" svg:width="25.549cm" svg:height="1.599cm" svg:x="1.265cm" svg:y="1.402cm" presentation:class="title" presentation:user-transformed="true">
          <draw:text-box>
            <text:p text:style-name="P10"><text:span text:style-name="T5">Tietokantapalvelimen ylläpitosuunnitelma</text:span></text:p>
          </draw:text-box>
        </draw:frame>
        <draw:frame draw:name="Content Placeholder 8_4" presentation:style-name="pr7" draw:text-style-name="P13" draw:layer="layout" svg:width="25.549cm" svg:height="11.2cm" svg:x="1.266cm" svg:y="3.925cm" presentation:class="outline" presentation:user-transformed="true">
          <draw:text-box>
            <text:list text:style-name="L5">
              <text:list-item>
                <text:p text:style-name="P12"><text:span text:style-name="T6">Ylläpidon tehtäviin kuuluu myös ylläpitosuunnitelma teko:</text:span></text:p>
              </text:list-item>
              <text:list-item>
                <text:p text:style-name="P12"><text:span text:style-name="T6">Palvelin tietokoneiden sijoituspaikka, varajärjestelmät, tietoturva</text:span></text:p>
                <text:list>
                  <text:list-item>
                    <text:p><text:span text:style-name="T6">Onko laitteiden sijoituspaikka sopiva?</text:span><text:span text:style-name="T6"><text:line-break/></text:span><text:span text:style-name="T6">Ilmastointi? Kulunvalvonta? Varmistusnauhojen sijoitus muualla kuin palvelin tietokoneet? Vai käytetäänkö verkkolevyjä varmistukseen, ja onko ne sijoitettu muihin toimitiloihin esimerkiksi tulipalon vuoksi. Entä jos jotain menetetään niin miten toimitaan, kun palvelin rikkoutuu, konehuone vaurioituu tulipalossa tms?</text:span></text:p>
                  </text:list-item>
                  <text:list-item>
                    <text:p><text:span text:style-name="T6">Tarvitaanko vara järjestelmät?</text:span><text:span text:style-name="T6"><text:line-break/></text:span><text:span text:style-name="T6">Onko vara järjestelmät kyllin kaukana varsinaisista järjestelmistä?</text:span><text:span text:style-name="T6"><text:line-break/></text:span><text:span text:style-name="T6">(Maanjäristykset, tulipalot, tulvat tms.)</text:span></text:p>
                  </text:list-item>
                  <text:list-item>
                    <text:p><text:span text:style-name="T6">Virran syöttö palvelin tietokoneisiin ja muihin kriittisiin laitteisiin?</text:span><text:span text:style-name="T6"><text:line-break/></text:span><text:span text:style-name="T6">UPS? (mitä laitetaan ups:eihin?)</text:span><text:span text:style-name="T6"><text:line-break/></text:span><text:span text:style-name="T6">Onko oma virran syöttö laitteisiin, joka on eri kuin toimitilan muihin käytetty virran syöttö?</text:span><text:span text:style-name="T6"><text:line-break/></text:span><text:span text:style-name="T6">Miten ilmastointi on järjestetty?</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_30_2_5f_1Column">
        <draw:frame draw:name="Title 7_5" presentation:style-name="pr6" draw:text-style-name="P11" draw:layer="layout" svg:width="25.549cm" svg:height="1.599cm" svg:x="1.265cm" svg:y="1.402cm" presentation:class="title" presentation:user-transformed="true">
          <draw:text-box>
            <text:p text:style-name="P10"><text:span text:style-name="T5">Tietokantapalvelimen ylläpitosuunnitelma...</text:span></text:p>
          </draw:text-box>
        </draw:frame>
        <draw:frame draw:name="Content Placeholder 8_5" presentation:style-name="pr7" draw:text-style-name="P13" draw:layer="layout" svg:width="25.549cm" svg:height="11.2cm" svg:x="1.266cm" svg:y="3.925cm" presentation:class="outline" presentation:user-transformed="true">
          <draw:text-box>
            <text:list text:style-name="L6">
              <text:list-item>
                <text:p text:style-name="P17"><text:span text:style-name="T6">Palvelin tietokoneiden sijoituspaikka, varajärjestelmät, tietoturva jatkuu...</text:span></text:p>
              </text:list-item>
            </text:list>
            <text:list text:style-name="L5">
              <text:list-item>
                <text:list>
                  <text:list-item>
                    <text:p><text:span text:style-name="T6">Palvelin tietokoneen käyttöjärjestelmän ylläpito?</text:span><text:span text:style-name="T6"><text:line-break/></text:span><text:span text:style-name="T6">Varmistukset? Jos salausavaimia käytetään tietoturvan aikaan saamiseksi, onko avainten varmistus kunnossa? (Tässä tarkoitetaan lähinna MS Windows Server 2003:n ja 2008:n Windows autentikoinnin salakirjoitus avaimia, mutta muissakin tilanne on samankaltainen).</text:span></text:p>
                  </text:list-item>
                  <text:list-item>
                    <text:p><text:span text:style-name="T6">Kuinka kauan aikaa kestää rakentaa järjestelmä uudelleen jos tarve tulee?</text:span><text:span text:style-name="T6"><text:line-break/></text:span><text:span text:style-name="T6">Tarvittavat laitteistot (palvelin tietokone, tietoliikenne verkko ja aktiivilaitteet)?</text:span><text:span text:style-name="T6"><text:line-break/></text:span><text:span text:style-name="T6">Käyttöjärjestelmä (lisenssinumerot, verkkoyhteys asennuksen aikana)?</text:span></text:p>
                  </text:list-item>
                  <text:list-item>
                    <text:p><text:span text:style-name="T6">Tietoturva?</text:span><text:span text:style-name="T6"><text:line-break/></text:span><text:span text:style-name="T6">Onko tietoliikenneverkon tietoturva kunnossa? </text:span><text:span text:style-name="T6"><text:line-break/></text:span><text:span text:style-name="T6">Päivitys tiheys ja miten se tehdään? (automaattisesti ehkä suoraan verkosta?)</text:span><text:span text:style-name="T6"><text:line-break/></text:span><text:span text:style-name="T6">Virustorjunta? (päivitykset?)</text:span><text:span text:style-name="T6"><text:line-break/></text:span><text:span text:style-name="T6">Käyttäjä politiikka? (autentikointi, authorisointi - asiaa käsitelty alla)</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8" draw:text-style-name="P9" draw:layer="layout" svg:width="16.799cm" svg:height="13.364cm" svg:x="2.1cm" svg:y="14.107cm" presentation:class="notes" presentation:placeholder="true">
            <draw:text-box/>
          </draw:frame>
        </presentation:notes>
      </draw:page>
      <draw:page draw:name="page11" draw:style-name="dp1" draw:master-page-name="_31_2_5f_End_5f_Slide">
        <draw:frame draw:name="Title 1" presentation:style-name="pr11" draw:text-style-name="P18" draw:layer="layout" svg:width="12.898cm" svg:height="3.228cm" svg:x="13.999cm" svg:y="7.135cm" presentation:class="title" presentation:placeholder="true" presentation:user-transformed="true">
          <draw:text-box/>
        </draw:frame>
        <draw:frame draw:name="Date Placeholder 2" presentation:style-name="pr12" draw:text-style-name="P6" draw:layer="layout" svg:width="4.28cm" svg:height="0.931cm" svg:x="1.264cm" svg:y="16.046cm" presentation:class="date-time" presentation:user-transformed="true">
          <draw:text-box>
            <text:p text:style-name="P5"><text:span text:style-name="T7"><text:date style:data-style-name="D4" text:date-value="2024-01-29">29.01.2024</text:date></text:span></text:p>
          </draw:text-box>
        </draw:frame>
        <draw:frame draw:name="Footer Placeholder 3" presentation:style-name="pr13" draw:text-style-name="P19" draw:layer="layout" svg:width="16.902cm" svg:height="0.931cm" svg:x="5.546cm" svg:y="16.046cm" presentation:class="footer" presentation:user-transformed="true">
          <draw:text-box>
            <text:p/>
          </draw:text-box>
        </draw:frame>
        <draw:frame draw:name="Slide Number Placeholder 4" presentation:style-name="pr14" draw:text-style-name="P21" draw:layer="layout" svg:width="7.106cm" svg:height="0.931cm" svg:x="19.707cm" svg:y="16.046cm" presentation:class="page-number" presentation:user-transformed="true">
          <draw:text-box>
            <text:p text:style-name="P20"><text:span text:style-name="T3"><text:page-number>5</text:page-number></text:span></text:p>
          </draw:text-box>
        </draw:frame>
        <presentation:notes draw:style-name="dp2">
          <draw:page-thumbnail draw:style-name="gr1" draw:layer="layout" svg:width="19.798cm" svg:height="11.136cm" svg:x="0.6cm" svg:y="2.257cm" draw:page-number="11" presentation:class="page"/>
          <draw:frame presentation:style-name="pr1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Courier New1" svg:font-family="'Courier New'" style:font-family-generic="modern"/>
    <style:font-face style:name="Palatino" svg:font-family="Palatino, 'Book Antiqua'" style:font-family-generic="roman"/>
    <style:font-face style:name="Arial5" svg:font-family="Arial" style:font-family-generic="swiss"/>
    <style:font-face style:name="Arial2" svg:font-family="Arial" style:font-pitch="variable"/>
    <style:font-face style:name="Liberation Sans" svg:font-family="'Liberation Sans'" style:font-pitch="variable"/>
    <style:font-face style:name="Liberation Serif1" svg:font-family="'Liberation Serif'" style:font-pitch="variable"/>
    <style:font-face style:name="Microsoft YaHei1" svg:font-family="'Microsoft YaHei'" style:font-pitch="variable"/>
    <style:font-face style:name="Wingdings2" svg:font-family="Wingdings" style:font-pitch="variable"/>
    <style:font-face style:name="Courier New"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1" svg:font-family="Palatino, 'Book Antiqu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Verdana1" svg:font-family="Verdana" style:font-family-generic="swiss" style:font-pitch="variable"/>
    <style:font-face style:name="Arial4" svg:font-family="Arial"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Palatino2" svg:font-family="Palatino, 'Book Antiqua'"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i_20_ilman_20_täyttöä_20_ja_20_viivaa" style:display-name="Objekti ilman täyttöä ja viiva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zh" style:country-asian="CN"/>
    </style:style>
    <style:style style:name="Otsikko_20_1" style:display-name="Otsikko 1" style:family="graphic">
      <style:paragraph-properties fo:margin-top="0.062cm" fo:margin-bottom="0.374cm" fo:text-align="start" style:text-autospace="none" style:writing-mode="lr-tb"/>
      <style:text-properties fo:color="#3f4c98" style:font-name="Arial1" fo:font-family="Arial" style:font-family-generic="swiss" style:font-pitch="variable" fo:font-size="16pt" fo:language="fi" fo:country="FI" fo:font-weight="bold" style:letter-kerning="true" style:font-name-asian="Arial1" style:font-family-asian="Arial" style:font-family-generic-asian="swiss" style:font-pitch-asian="variable" style:font-size-asian="16pt" style:language-asian="ar" style:country-asian="SA" style:font-weight-asian="bold"/>
    </style:style>
    <style:style style:name="Otsikko_20_2" style:display-name="Otsikko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fi" fo:country="FI" fo:font-style="italic" fo:font-weight="bold" style:font-name-asian="Arial1" style:font-family-asian="Arial" style:font-family-generic-asian="swiss" style:font-pitch-asian="variable" style:font-size-asian="14pt" style:language-asian="ar" style:country-asian="SA" style:font-style-asian="italic" style:font-weight-asian="bold"/>
    </style:style>
    <style:style style:name="Otsikko_20_3" style:display-name="Otsikko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0pt" fo:language="none" fo:country="none" fo:font-weight="bold" style:font-name-asian="Arial1" style:font-family-asian="Arial" style:font-family-generic-asian="swiss" style:font-pitch-asian="variable" style:font-size-asian="13pt" style:language-asian="ar" style:country-asian="SA" style:font-weight-asian="bold"/>
    </style:style>
    <style:style style:name="SC.9.303106" style:family="graphic">
      <style:paragraph-properties style:text-autospace="none"/>
      <style:text-properties fo:color="#000000" style:font-name-asian="Palatino" style:font-family-asian="Palatino, 'Book Antiqua'" style:font-family-generic-asian="roman" style:font-size-asian="10pt"/>
    </style:style>
    <style:style style:name="Painotus" style:family="graphic">
      <style:paragraph-properties style:text-autospace="none"/>
      <style:text-properties fo:font-style="italic" style:font-style-asian="italic" style:font-style-complex="italic"/>
    </style:style>
    <style:style style:name="Normal_20_Indent_20_Char" style:display-name="Normal Indent Char" style:family="graphic">
      <style:paragraph-properties style:text-autospace="none"/>
      <style:text-properties fo:font-size="12pt" fo:language="fi" fo:country="FI" style:font-size-asian="12pt" style:language-asian="ar" style:country-asian="SA" style:font-size-complex="12pt" style:language-complex="ar" style:country-complex="SA"/>
    </style:style>
    <style:style style:name="Footer_20_Char" style:display-name="Footer Char" style:family="graphic">
      <style:paragraph-properties style:text-autospace="none"/>
      <style:text-properties fo:font-size="12pt" fo:language="fi" fo:country="FI" style:font-size-asian="12pt" style:language-asian="ar" style:country-asian="SA" style:font-size-complex="12pt" style:language-complex="ar" style:country-complex="SA"/>
    </style:style>
    <style:style style:name="Otsikko_20_3_20__2b__20_10_20_pt_20_Char" style:display-name="Otsikko 3 + 10 pt Char" style:family="graphic">
      <style:paragraph-properties style:text-autospace="none"/>
      <style:text-properties style:font-name="Arial1" fo:font-family="Arial" style:font-family-generic="swiss" style:font-pitch="variable" fo:language="none" fo:country="none" fo:font-weight="bold" style:font-name-asian="Arial1" style:font-family-asian="Arial" style:font-family-generic-asian="swiss" style:font-pitch-asian="variable" style:font-size-asian="13pt" style:font-weight-asian="bold"/>
    </style:style>
    <style:style style:name="Style_20_Heading_20_3_20__2b__20_10_20_pt_20_Char" style:display-name="Style Heading 3 + 10 pt Char" style:family="graphic">
      <style:paragraph-properties style:text-autospace="none"/>
      <style:text-properties style:font-name="Arial1" fo:font-family="Arial" style:font-family-generic="swiss" style:font-pitch="variable" fo:font-weight="bold" style:font-name-asian="Arial1" style:font-family-asian="Arial" style:font-family-generic-asian="swiss" style:font-pitch-asian="variable" style:font-size-asian="13pt" style:font-weight-asian="bold"/>
    </style:style>
    <style:style style:name="Heading_20_3_20_Char" style:display-name="Heading 3 Char" style:family="graphic">
      <style:paragraph-properties style:text-autospace="none"/>
      <style:text-properties style:font-name="Arial1" fo:font-family="Arial" style:font-family-generic="swiss" style:font-pitch="variable" fo:font-weight="bold" style:font-name-asian="Arial1" style:font-family-asian="Arial" style:font-family-generic-asian="swiss" style:font-pitch-asian="variable" style:font-size-asian="13pt" style:font-weight-asian="bold"/>
    </style:style>
    <style:style style:name="normal_20_Char" style:display-name="normal Char" style:family="graphic">
      <style:paragraph-properties style:text-autospace="none"/>
      <style:text-properties fo:color="#404040" style:font-name="Verdana1" fo:font-family="Verdana" style:font-family-generic="swiss" style:font-pitch="variable" fo:font-size="10.5pt" fo:language="fi" fo:country="FI" fo:font-weight="bold" style:font-name-asian="Verdana1" style:font-family-asian="Verdana" style:font-family-generic-asian="swiss" style:font-pitch-asian="variable" style:font-size-asian="10.5pt" style:language-asian="ar" style:country-asian="SA" style:font-weight-asian="bold"/>
    </style:style>
    <style:style style:name="Avattu_20_Internet-linkki" style:display-name="Avattu Internet-linkki" style:family="graphic">
      <style:paragraph-properties style:text-autospace="none"/>
      <style:text-properties fo:color="#800080" style:text-underline-style="solid" style:text-underline-width="auto" style:text-underline-color="font-color"/>
    </style:style>
    <style:style style:name="Internet-linkki" style:family="graphic">
      <style:paragraph-properties style:text-autospace="none"/>
      <style:text-properties fo:color="#0000ff" style:text-underline-style="solid" style:text-underline-width="auto" style:text-underline-color="font-color"/>
    </style:style>
    <style:style style:name="Sivunumero" style:family="graphic">
      <style:paragraph-properties style:text-autospace="none"/>
    </style:style>
    <style:style style:name="Default_20_Paragraph_20_Font" style:display-name="Default Paragraph Font"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style>
    <style:style style:name="WW8Num7z0" style:family="graphic">
      <style:paragraph-properties style:text-autospace="none"/>
    </style:style>
    <style:style style:name="WW8Num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1" fo:font-family="'Courier New'" style:font-family-generic="modern" style:font-name-asian="Courier New1" style:font-family-asian="'Courier New'" style:font-family-generic-asian="modern"/>
    </style:style>
    <style:style style:name="WW8Num6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style:font-name="Courier New1" fo:font-family="'Courier New'" style:font-family-generic="modern" style:font-name-asian="Courier New1" style:font-family-asian="'Courier New'" style:font-family-generic-asian="modern"/>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SP.9.110929" style:family="graphic">
      <style:paragraph-properties style:text-autospace="none"/>
      <style:text-properties fo:color="#000000" style:font-name="Palatino" fo:font-family="Palatino, 'Book Antiqua'" style:font-family-generic="roman" fo:font-size="12pt" fo:language="fi" fo:country="FI" style:font-name-asian="Times New Roman" style:font-family-asian="'Times New Roman'" style:font-family-generic-asian="roman" style:font-pitch-asian="variable" style:font-size-asian="12pt" style:language-asian="ar" style:country-asian="SA"/>
    </style:style>
    <style:style style:name="Default" style:family="graphic">
      <style:paragraph-properties style:text-autospace="none" style:writing-mode="lr-tb"/>
      <style:text-properties fo:color="#000000" style:font-name="Arial1" fo:font-family="Arial" style:font-family-generic="swiss" style:font-pitch="variable" fo:font-size="12pt" fo:language="fi" fo:country="FI" style:font-name-asian="Arial1" style:font-family-asian="Arial" style:font-family-generic-asian="swiss" style:font-pitch-asian="variable" style:font-size-asian="12pt" style:language-asian="zh" style:country-asian="CN"/>
    </style:style>
    <style:style style:name="SP.9.110661" style:family="graphic">
      <style:paragraph-properties style:text-autospace="none"/>
      <style:text-properties fo:color="#000000" style:font-name="Palatino" fo:font-family="Palatino, 'Book Antiqua'" style:font-family-generic="roman" fo:font-size="12pt" fo:language="fi" fo:country="FI" style:font-name-asian="Times New Roman" style:font-family-asian="'Times New Roman'" style:font-family-generic-asian="roman" style:font-pitch-asian="variable" style:font-size-asian="12pt" style:language-asian="ar" style:country-asian="SA"/>
    </style:style>
    <style:style style:name="SP.9.110680" style:family="graphic">
      <style:paragraph-properties style:text-autospace="none"/>
      <style:text-properties fo:color="#000000" style:font-name="Palatino" fo:font-family="Palatino, 'Book Antiqua'" style:font-family-generic="roman" fo:font-size="12pt" fo:language="fi" fo:country="FI" style:font-name-asian="Times New Roman" style:font-family-asian="'Times New Roman'" style:font-family-generic-asian="roman" style:font-pitch-asian="variable" style:font-size-asian="12pt" style:language-asian="ar" style:country-asian="SA"/>
    </style:style>
    <style:style style:name="Sisällysluettelo_20_2" style:display-name="Sisällysluettelo 2" style:family="graphic">
      <style:paragraph-properties fo:margin-left="0.746cm" fo:margin-right="0cm" fo:text-align="start" fo:text-indent="0cm"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TOC_20_Heading" style:display-name="TOC Heading" style:family="graphic">
      <style:paragraph-properties fo:margin-top="1.494cm" fo:margin-bottom="0cm" fo:line-height="115%" fo:text-align="start" style:text-autospace="none" style:writing-mode="lr-tb"/>
      <style:text-properties fo:color="#365f91" style:font-name="Cambria" fo:font-family="Cambria" style:font-family-generic="roman" style:font-pitch="variable" fo:font-size="14pt" fo:language="en" fo:country="US" fo:font-weight="bold" style:letter-kerning="false" style:font-name-asian="Times New Roman" style:font-family-asian="'Times New Roman'" style:font-family-generic-asian="roman" style:font-pitch-asian="variable" style:font-size-asian="14pt" style:language-asian="ar" style:country-asian="SA" style:font-weight-asian="bold"/>
    </style:style>
    <style:style style:name="Hakemisto_20_1" style:display-name="Hakemisto 1" style:family="graphic">
      <style:paragraph-properties fo:margin-left="0.746cm" fo:margin-right="0cm" fo:text-align="start" fo:text-indent="-0.746cm"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Sisällysluettelo_20_1" style:display-name="Sisällysluettelo 1" style:family="graphic">
      <style:paragraph-properties fo:text-align="start"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Otsikko_20_3_20__2b__20_10_20_pt" style:display-name="Otsikko 3 + 10 pt" style:family="graphic">
      <style:paragraph-properties fo:margin-top="0.746cm" fo:margin-bottom="0.187cm" fo:text-align="start" style:text-autospace="none" style:writing-mode="lr-tb">
        <style:tab-stops>
          <style:tab-stop style:position="0cm"/>
          <style:tab-stop style:position="1.681cm"/>
        </style:tab-stops>
      </style:paragraph-properties>
      <style:text-properties style:use-window-font-color="true" style:font-name="Arial1" fo:font-family="Arial" style:font-family-generic="swiss" style:font-pitch="variable" fo:font-size="10pt" fo:language="none" fo:country="none" fo:font-weight="bold" style:font-name-asian="Arial1" style:font-family-asian="Arial" style:font-family-generic-asian="swiss" style:font-pitch-asian="variable" style:font-size-asian="10pt" style:language-asian="ar" style:country-asian="SA" style:font-weight-asian="normal"/>
    </style:style>
    <style:style style:name="Normal_20_Indent" style:display-name="Normal Indent" style:family="graphic">
      <style:paragraph-properties fo:margin-left="4.057cm" fo:margin-right="0cm" fo:text-align="start" fo:text-indent="0cm" style:text-autospace="none" style:writing-mode="lr-tb"/>
      <style:text-properties style:use-window-font-color="true" style:font-name="Times New Roman" fo:font-family="'Times New Roman'" style:font-family-generic="roman" style:font-pitch="variable" fo:font-size="12pt" fo:language="fi" fo:country="FI" style:font-name-asian="Times New Roman" style:font-family-asian="'Times New Roman'" style:font-family-generic-asian="roman" style:font-pitch-asian="variable" style:font-size-asian="12pt" style:language-asian="ar" style:country-asian="SA"/>
    </style:style>
    <style:style style:name="Style_20_Heading_20_3_20__2b__20_10_20_pt" style:display-name="Style Heading 3 + 10 pt" style:family="graphic">
      <style:paragraph-properties fo:margin-top="0.746cm" fo:margin-bottom="0.187cm" fo:text-align="start" style:text-autospace="none" style:writing-mode="lr-tb">
        <style:tab-stops>
          <style:tab-stop style:position="1.681cm"/>
        </style:tab-stops>
      </style:paragraph-properties>
      <style:text-properties style:use-window-font-color="true" style:font-name="Arial1" fo:font-family="Arial" style:font-family-generic="swiss" style:font-pitch="variable" fo:font-size="10pt" fo:language="none" fo:country="none" fo:font-weight="bold" style:font-name-asian="Arial1" style:font-family-asian="Arial" style:font-family-generic-asian="swiss" style:font-pitch-asian="variable" style:font-size-asian="10pt" style:language-asian="ar" style:country-asian="SA" style:font-weight-asian="bold"/>
    </style:style>
    <style:style style:name="Sisällysluettelo_20_3" style:display-name="Sisällysluettelo 3" style:family="graphic">
      <style:paragraph-properties fo:margin-left="1.494cm" fo:margin-right="0cm" fo:text-align="start" fo:text-indent="0cm" style:text-autospace="none" style:writing-mode="lr-tb">
        <style:tab-stops>
          <style:tab-stop style:position="3.921cm"/>
          <style:tab-stop style:position="29.956cm" style:type="right" style:leader-style="dotted" style:leader-text="."/>
        </style:tab-stops>
      </style:paragraph-properties>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LO-normal" style:family="graphic">
      <style:paragraph-properties fo:margin-top="0.062cm" fo:margin-bottom="0.374cm" fo:line-height="150%" fo:text-align="start" style:text-autospace="none" style:writing-mode="lr-tb"/>
      <style:text-properties fo:color="#404040" style:font-name="Verdana1" fo:font-family="Verdana" style:font-family-generic="swiss" style:font-pitch="variable" fo:font-size="10.5pt" fo:language="fi" fo:country="FI" fo:font-weight="bold" style:font-name-asian="Verdana1" style:font-family-asian="Verdana" style:font-family-generic-asian="swiss" style:font-pitch-asian="variable" style:font-size-asian="10.5pt" style:language-asian="ar" style:country-asian="SA" style:font-weight-asian="bold"/>
    </style:style>
    <style:style style:name="Normal_20__28_Web_29_" style:display-name="Normal (Web)" style:family="graphic">
      <style:paragraph-properties fo:margin-top="0.062cm" fo:margin-bottom="0.374cm" fo:line-height="150%" fo:text-align="start" style:text-autospace="none" style:writing-mode="lr-tb"/>
      <style:text-properties fo:color="#404040" style:font-name="Verdana1" fo:font-family="Verdana" style:font-family-generic="swiss" style:font-pitch="variable" fo:font-size="10.5pt" fo:language="fi" fo:country="FI" fo:font-weight="bold" style:font-name-asian="Verdana1" style:font-family-asian="Verdana" style:font-family-generic-asian="swiss" style:font-pitch-asian="variable" style:font-size-asian="10.5pt" style:language-asian="ar" style:country-asian="SA" style:font-weight-asian="bold"/>
    </style:style>
    <style:style style:name="xl74"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73"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72"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71"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70"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69"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68"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67"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66"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65"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64"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63"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62"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61"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60"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59"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58"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57"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56"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55"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54"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53"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52"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51"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50"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9"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xl48"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47"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6"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5"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4"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3"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42"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1"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40"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39"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fo:font-weight="bold" style:font-name-asian="Arial1" style:font-family-asian="Arial" style:font-family-generic-asian="swiss" style:font-pitch-asian="variable" style:font-size-asian="12pt" style:language-asian="ar" style:country-asian="SA" style:font-weight-asian="bold"/>
    </style:style>
    <style:style style:name="xl38" style:family="graphic">
      <style:paragraph-properties fo:margin-top="0.871cm" fo:margin-bottom="0.871cm" fo:text-align="start"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7" style:family="graphic">
      <style:paragraph-properties fo:margin-top="0.871cm" fo:margin-bottom="0.871cm" fo:text-align="start" style:text-autospace="none" style:writing-mode="lr-tb"/>
      <style:text-properties style:use-window-font-color="true" style:font-name="Courier New1" fo:font-family="'Courier New'" style:font-family-generic="modern" fo:font-size="10pt" fo:language="fi" fo:country="FI" style:font-name-asian="Courier New1" style:font-family-asian="'Courier New'" style:font-family-generic-asian="modern" style:font-size-asian="12pt" style:language-asian="ar" style:country-asian="SA"/>
    </style:style>
    <style:style style:name="xl36"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5"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4"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3"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2"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1"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30"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29"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28"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27"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26"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25" style:family="graphic">
      <style:paragraph-properties fo:margin-top="0.871cm" fo:margin-bottom="0.871cm" fo:text-align="center"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xl24" style:family="graphic">
      <style:paragraph-properties fo:margin-top="0.871cm" fo:margin-bottom="0.871cm" fo:text-align="start" style:text-autospace="none" style:writing-mode="lr-tb"/>
      <style:text-properties style:use-window-font-color="true" style:font-name="Arial1" fo:font-family="Arial" style:font-family-generic="swiss" style:font-pitch="variable" fo:font-size="10pt" fo:language="fi" fo:country="FI" fo:font-style="italic" style:font-name-asian="Arial1" style:font-family-asian="Arial" style:font-family-generic-asian="swiss" style:font-pitch-asian="variable" style:font-size-asian="12pt" style:language-asian="ar" style:country-asian="SA" style:font-style-asian="italic"/>
    </style:style>
    <style:style style:name="Alatunniste" style:family="graphic">
      <style:paragraph-properties fo:text-align="start" style:text-autospace="none" style:writing-mode="lr-tb">
        <style:tab-stops>
          <style:tab-stop style:position="14.993cm" style:type="center"/>
          <style:tab-stop style:position="29.986cm" style:type="right"/>
        </style:tab-stops>
      </style:paragraph-properties>
      <style:text-properties style:use-window-font-color="true" style:font-name="Times New Roman" fo:font-family="'Times New Roman'" style:font-family-generic="roman" style:font-pitch="variable" fo:font-size="12pt" fo:language="fi" fo:country="FI" style:font-name-asian="Times New Roman" style:font-family-asian="'Times New Roman'" style:font-family-generic-asian="roman" style:font-pitch-asian="variable" style:font-size-asian="12pt" style:language-asian="ar" style:country-asian="SA"/>
    </style:style>
    <style:style style:name="Ylätunniste" style:family="graphic">
      <style:paragraph-properties fo:text-align="start" style:text-autospace="none" style:writing-mode="lr-tb">
        <style:tab-stops>
          <style:tab-stop style:position="14.993cm" style:type="center"/>
          <style:tab-stop style:position="29.986cm" style:type="right"/>
        </style:tab-stops>
      </style:paragraph-properties>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Ylätunniste_20_ja_20_alatunniste" style:display-name="Ylätunniste ja alatunniste" style:family="graphic">
      <style:paragraph-properties fo:text-align="start" style:text-autospace="none" style:writing-mode="lr-tb">
        <style:tab-stops>
          <style:tab-stop style:position="14.993cm" style:type="center"/>
          <style:tab-stop style:position="29.986cm" style:type="right"/>
        </style:tab-stops>
      </style:paragraph-properties>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Hakemisto" style:family="graphic">
      <style:paragraph-properties fo:text-align="start" style:text-autospace="none" style:writing-mode="lr-tb"/>
      <style:text-properties style:use-window-font-color="true" style:font-name="Arial1" fo:font-family="Arial" style:font-family-generic="swiss" style:font-pitch="variable" fo:font-size="10pt" fo:language="fi" fo:country="FI" style:font-name-asian="Arial5" style:font-family-asian="Arial" style:font-family-generic-asian="swiss" style:font-size-asian="12pt" style:language-asian="ar" style:country-asian="SA"/>
    </style:style>
    <style:style style:name="Kuvaotsikko" style:family="graphic">
      <style:paragraph-properties fo:margin-top="0.374cm" fo:margin-bottom="0.374cm" fo:text-align="start" style:text-autospace="none" style:writing-mode="lr-tb"/>
      <style:text-properties style:use-window-font-color="true" style:font-name="Arial1" fo:font-family="Arial" style:font-family-generic="swiss" style:font-pitch="variable" fo:font-size="12pt" fo:language="fi" fo:country="FI" fo:font-style="italic" style:font-name-asian="Arial5" style:font-family-asian="Arial" style:font-family-generic-asian="swiss" style:font-size-asian="12pt" style:language-asian="ar" style:country-asian="SA" style:font-style-asian="italic"/>
    </style:style>
    <style:style style:name="Luettelo" style:family="graphic">
      <style:paragraph-properties fo:margin-top="0cm" fo:margin-bottom="0.436cm" fo:line-height="115%" fo:text-align="start" style:text-autospace="none" style:writing-mode="lr-tb"/>
      <style:text-properties style:use-window-font-color="true" style:font-name="Arial1" fo:font-family="Arial" style:font-family-generic="swiss" style:font-pitch="variable" fo:font-size="10pt" fo:language="fi" fo:country="FI" style:font-name-asian="Arial5" style:font-family-asian="Arial" style:font-family-generic-asian="swiss" style:font-size-asian="12pt" style:language-asian="ar" style:country-asian="SA"/>
    </style:style>
    <style:style style:name="Leipäteksti" style:family="graphic">
      <style:paragraph-properties fo:margin-top="0cm" fo:margin-bottom="0.436cm" fo:line-height="115%" fo:text-align="start" style:text-autospace="none" style:writing-mode="lr-tb"/>
      <style:text-properties style:use-window-font-color="true" style:font-name="Arial1" fo:font-family="Arial" style:font-family-generic="swiss" style:font-pitch="variable" fo:font-size="10pt" fo:language="fi" fo:country="FI" style:font-name-asian="Arial1" style:font-family-asian="Arial" style:font-family-generic-asian="swiss" style:font-pitch-asian="variable" style:font-size-asian="12pt" style:language-asian="ar" style:country-asian="SA"/>
    </style:style>
    <style:style style:name="_30_1_5f_Title-background" style:display-name="01_Title-background" style:family="presentation">
      <style:graphic-properties draw:stroke="none" draw:fill="solid" draw:fill-color="#ffffff"/>
      <style:text-properties style:letter-kerning="true"/>
    </style:style>
    <style:style style:name="_30_1_5f_Title-backgroundobjects" style:display-name="01_Title-backgroundobjects" style:family="presentation">
      <style:graphic-properties draw:textarea-horizontal-align="justify" draw:shadow="hidden" draw:shadow-offset-x="0.2cm" draw:shadow-offset-y="0.2cm" draw:shadow-color="#808080"/>
      <style:text-properties style:letter-kerning="true"/>
    </style:style>
    <style:style style:name="_30_1_5f_Title-notes" style:display-name="01_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1_5f_Title-outline1" style:display-name="01_Title-outline1" style:family="presentation">
      <style:graphic-properties draw:stroke="none" draw:fill="none" draw:auto-grow-height="false" draw:fit-to-size="shrink-to-fit" style:shrink-to-fit="true">
        <text:list-style style:name="_30_1_5f_Title-outline1" style:display-name="01_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1_5f_Title-outline2" style:display-name="01_Title-outline2" style:family="presentation" style:parent-style-name="_30_1_5f_Titl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3" style:display-name="01_Title-outline3" style:family="presentation" style:parent-style-name="_30_1_5f_Titl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4" style:display-name="01_Title-outline4" style:family="presentation" style:parent-style-name="_30_1_5f_Titl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5" style:display-name="01_Title-outline5" style:family="presentation" style:parent-style-name="_30_1_5f_Title-outline4">
      <style:paragraph-properties fo:margin-left="0cm" fo:margin-right="0cm" fo:margin-top="0.091cm" fo:margin-bottom="0cm" fo:text-indent="0cm"/>
      <style:text-properties fo:font-size="18.3999996185303pt" style:font-size-asian="20pt" style:font-size-complex="20pt"/>
    </style:style>
    <style:style style:name="_30_1_5f_Title-outline6" style:display-name="01_Title-outline6" style:family="presentation" style:parent-style-name="_30_1_5f_Title-outline5">
      <style:paragraph-properties fo:margin-left="0cm" fo:margin-right="0cm" fo:margin-top="0.091cm" fo:margin-bottom="0cm" fo:text-indent="0cm"/>
      <style:text-properties fo:font-size="18.3999996185303pt" style:font-size-asian="20pt" style:font-size-complex="20pt"/>
    </style:style>
    <style:style style:name="_30_1_5f_Title-outline7" style:display-name="01_Title-outline7" style:family="presentation" style:parent-style-name="_30_1_5f_Title-outline6">
      <style:paragraph-properties fo:margin-left="0cm" fo:margin-right="0cm" fo:margin-top="0.091cm" fo:margin-bottom="0cm" fo:text-indent="0cm"/>
      <style:text-properties fo:font-size="18.3999996185303pt" style:font-size-asian="20pt" style:font-size-complex="20pt"/>
    </style:style>
    <style:style style:name="_30_1_5f_Title-outline8" style:display-name="01_Title-outline8" style:family="presentation" style:parent-style-name="_30_1_5f_Title-outline7">
      <style:paragraph-properties fo:margin-left="0cm" fo:margin-right="0cm" fo:margin-top="0.091cm" fo:margin-bottom="0cm" fo:text-indent="0cm"/>
      <style:text-properties fo:font-size="18.3999996185303pt" style:font-size-asian="20pt" style:font-size-complex="20pt"/>
    </style:style>
    <style:style style:name="_30_1_5f_Title-outline9" style:display-name="01_Title-outline9" style:family="presentation" style:parent-style-name="_30_1_5f_Title-outline8">
      <style:paragraph-properties fo:margin-left="0cm" fo:margin-right="0cm" fo:margin-top="0.091cm" fo:margin-bottom="0cm" fo:text-indent="0cm"/>
      <style:text-properties fo:font-size="18.3999996185303pt" style:font-size-asian="20pt" style:font-size-complex="20pt"/>
    </style:style>
    <style:style style:name="_30_1_5f_Title-subtitle" style:display-name="01_Title-subtitle" style:family="presentation">
      <style:graphic-properties draw:stroke="none" draw:fill="none" draw:textarea-vertical-align="middle">
        <text:list-style style:name="_30_1_5f_Title-subtitle" style:display-name="01_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1_5f_Title-title" style:display-name="01_Title-title" style:family="presentation">
      <style:graphic-properties draw:stroke="none" draw:fill="none" draw:textarea-vertical-align="middle">
        <text:list-style style:name="_30_1_5f_Title-title" style:display-name="01_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background" style:display-name="02_1Column-background" style:family="presentation">
      <style:graphic-properties draw:stroke="none" draw:fill="solid" draw:fill-color="#ffffff"/>
      <style:text-properties style:letter-kerning="true"/>
    </style:style>
    <style:style style:name="_30_2_5f_1Column-backgroundobjects" style:display-name="02_1Column-backgroundobjects" style:family="presentation">
      <style:graphic-properties draw:textarea-horizontal-align="justify" draw:shadow="hidden" draw:shadow-offset-x="0.2cm" draw:shadow-offset-y="0.2cm" draw:shadow-color="#808080"/>
      <style:text-properties style:letter-kerning="true"/>
    </style:style>
    <style:style style:name="_30_2_5f_1Column-notes" style:display-name="02_1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2_5f_1Column-outline1" style:display-name="02_1Column-outline1" style:family="presentation">
      <style:graphic-properties draw:stroke="none" draw:fill="none" draw:auto-grow-height="false" draw:fit-to-size="shrink-to-fit" style:shrink-to-fit="true">
        <text:list-style style:name="_30_2_5f_1Column-outline1" style:display-name="02_1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outline2" style:display-name="02_1Column-outline2" style:family="presentation" style:parent-style-name="_30_2_5f_1Column-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3" style:display-name="02_1Column-outline3" style:family="presentation" style:parent-style-name="_30_2_5f_1Column-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4" style:display-name="02_1Column-outline4" style:family="presentation" style:parent-style-name="_30_2_5f_1Column-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5" style:display-name="02_1Column-outline5" style:family="presentation" style:parent-style-name="_30_2_5f_1Column-outline4">
      <style:paragraph-properties fo:margin-left="0cm" fo:margin-right="0cm" fo:margin-top="0.091cm" fo:margin-bottom="0cm" fo:text-indent="0cm"/>
      <style:text-properties fo:font-size="18.3999996185303pt" style:font-size-asian="20pt" style:font-size-complex="20pt"/>
    </style:style>
    <style:style style:name="_30_2_5f_1Column-outline6" style:display-name="02_1Column-outline6" style:family="presentation" style:parent-style-name="_30_2_5f_1Column-outline5">
      <style:paragraph-properties fo:margin-left="0cm" fo:margin-right="0cm" fo:margin-top="0.091cm" fo:margin-bottom="0cm" fo:text-indent="0cm"/>
      <style:text-properties fo:font-size="18.3999996185303pt" style:font-size-asian="20pt" style:font-size-complex="20pt"/>
    </style:style>
    <style:style style:name="_30_2_5f_1Column-outline7" style:display-name="02_1Column-outline7" style:family="presentation" style:parent-style-name="_30_2_5f_1Column-outline6">
      <style:paragraph-properties fo:margin-left="0cm" fo:margin-right="0cm" fo:margin-top="0.091cm" fo:margin-bottom="0cm" fo:text-indent="0cm"/>
      <style:text-properties fo:font-size="18.3999996185303pt" style:font-size-asian="20pt" style:font-size-complex="20pt"/>
    </style:style>
    <style:style style:name="_30_2_5f_1Column-outline8" style:display-name="02_1Column-outline8" style:family="presentation" style:parent-style-name="_30_2_5f_1Column-outline7">
      <style:paragraph-properties fo:margin-left="0cm" fo:margin-right="0cm" fo:margin-top="0.091cm" fo:margin-bottom="0cm" fo:text-indent="0cm"/>
      <style:text-properties fo:font-size="18.3999996185303pt" style:font-size-asian="20pt" style:font-size-complex="20pt"/>
    </style:style>
    <style:style style:name="_30_2_5f_1Column-outline9" style:display-name="02_1Column-outline9" style:family="presentation" style:parent-style-name="_30_2_5f_1Column-outline8">
      <style:paragraph-properties fo:margin-left="0cm" fo:margin-right="0cm" fo:margin-top="0.091cm" fo:margin-bottom="0cm" fo:text-indent="0cm"/>
      <style:text-properties fo:font-size="18.3999996185303pt" style:font-size-asian="20pt" style:font-size-complex="20pt"/>
    </style:style>
    <style:style style:name="_30_2_5f_1Column-subtitle" style:display-name="02_1Column-subtitle" style:family="presentation">
      <style:graphic-properties draw:stroke="none" draw:fill="none" draw:textarea-vertical-align="middle">
        <text:list-style style:name="_30_2_5f_1Column-subtitle" style:display-name="02_1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2_5f_1Column-title" style:display-name="02_1Column-title" style:family="presentation">
      <style:graphic-properties draw:stroke="none" draw:fill="none" draw:textarea-vertical-align="middle">
        <text:list-style style:name="_30_2_5f_1Column-title" style:display-name="02_1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background" style:display-name="03_1Column_Subheadline_Box-background" style:family="presentation">
      <style:graphic-properties draw:stroke="none" draw:fill="solid" draw:fill-color="#ffffff"/>
      <style:text-properties style:letter-kerning="true"/>
    </style:style>
    <style:style style:name="_30_3_5f_1Column_5f_Subheadline_5f_Box-backgroundobjects" style:display-name="03_1Column_Subheadline_Box-backgroundobjects" style:family="presentation">
      <style:graphic-properties draw:textarea-horizontal-align="justify" draw:shadow="hidden" draw:shadow-offset-x="0.2cm" draw:shadow-offset-y="0.2cm" draw:shadow-color="#808080"/>
      <style:text-properties style:letter-kerning="true"/>
    </style:style>
    <style:style style:name="_30_3_5f_1Column_5f_Subheadline_5f_Box-notes" style:display-name="03_1Colum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3_5f_1Column_5f_Subheadline_5f_Box-outline1" style:display-name="03_1Column_Subheadline_Box-outline1" style:family="presentation">
      <style:graphic-properties draw:stroke="none" draw:fill="none" draw:auto-grow-height="false" draw:fit-to-size="shrink-to-fit" style:shrink-to-fit="true">
        <text:list-style style:name="_30_3_5f_1Column_5f_Subheadline_5f_Box-outline1" style:display-name="03_1Colum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outline2" style:display-name="03_1Column_Subheadline_Box-outline2" style:family="presentation" style:parent-style-name="_30_3_5f_1Colum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3" style:display-name="03_1Column_Subheadline_Box-outline3" style:family="presentation" style:parent-style-name="_30_3_5f_1Colum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4" style:display-name="03_1Column_Subheadline_Box-outline4" style:family="presentation" style:parent-style-name="_30_3_5f_1Colum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5" style:display-name="03_1Column_Subheadline_Box-outline5" style:family="presentation" style:parent-style-name="_30_3_5f_1Column_5f_Subheadline_5f_Box-outline4">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6" style:display-name="03_1Column_Subheadline_Box-outline6" style:family="presentation" style:parent-style-name="_30_3_5f_1Column_5f_Subheadline_5f_Box-outline5">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7" style:display-name="03_1Column_Subheadline_Box-outline7" style:family="presentation" style:parent-style-name="_30_3_5f_1Column_5f_Subheadline_5f_Box-outline6">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8" style:display-name="03_1Column_Subheadline_Box-outline8" style:family="presentation" style:parent-style-name="_30_3_5f_1Column_5f_Subheadline_5f_Box-outline7">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9" style:display-name="03_1Column_Subheadline_Box-outline9" style:family="presentation" style:parent-style-name="_30_3_5f_1Column_5f_Subheadline_5f_Box-outline8">
      <style:paragraph-properties fo:margin-left="0cm" fo:margin-right="0cm" fo:margin-top="0.091cm" fo:margin-bottom="0cm" fo:text-indent="0cm"/>
      <style:text-properties fo:font-size="18.3999996185303pt" style:font-size-asian="20pt" style:font-size-complex="20pt"/>
    </style:style>
    <style:style style:name="_30_3_5f_1Column_5f_Subheadline_5f_Box-subtitle" style:display-name="03_1Column_Subheadline_Box-subtitle" style:family="presentation">
      <style:graphic-properties draw:stroke="none" draw:fill="none" draw:textarea-vertical-align="middle">
        <text:list-style style:name="_30_3_5f_1Column_5f_Subheadline_5f_Box-subtitle" style:display-name="03_1Colum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3_5f_1Column_5f_Subheadline_5f_Box-title" style:display-name="03_1Column_Subheadline_Box-title" style:family="presentation">
      <style:graphic-properties draw:stroke="none" draw:fill="none" draw:textarea-vertical-align="middle">
        <text:list-style style:name="_30_3_5f_1Column_5f_Subheadline_5f_Box-title" style:display-name="03_1Colum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background" style:display-name="05_Comparison_Subheadline_Box-background" style:family="presentation">
      <style:graphic-properties draw:stroke="none" draw:fill="solid" draw:fill-color="#ffffff"/>
      <style:text-properties style:letter-kerning="true"/>
    </style:style>
    <style:style style:name="_30_5_5f_Comparison_5f_Subheadline_5f_Box-backgroundobjects" style:display-name="05_Comparison_Subheadline_Box-backgroundobjects" style:family="presentation">
      <style:graphic-properties draw:textarea-horizontal-align="justify" draw:shadow="hidden" draw:shadow-offset-x="0.2cm" draw:shadow-offset-y="0.2cm" draw:shadow-color="#808080"/>
      <style:text-properties style:letter-kerning="true"/>
    </style:style>
    <style:style style:name="_30_5_5f_Comparison_5f_Subheadline_5f_Box-notes" style:display-name="05_Compariso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Comparison_5f_Subheadline_5f_Box-outline1" style:display-name="05_Comparison_Subheadline_Box-outline1" style:family="presentation">
      <style:graphic-properties draw:stroke="none" draw:fill="none" draw:auto-grow-height="false" draw:fit-to-size="shrink-to-fit" style:shrink-to-fit="true">
        <text:list-style style:name="_30_5_5f_Comparison_5f_Subheadline_5f_Box-outline1" style:display-name="05_Compariso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outline2" style:display-name="05_Comparison_Subheadline_Box-outline2" style:family="presentation" style:parent-style-name="_30_5_5f_Compariso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3" style:display-name="05_Comparison_Subheadline_Box-outline3" style:family="presentation" style:parent-style-name="_30_5_5f_Compariso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4" style:display-name="05_Comparison_Subheadline_Box-outline4" style:family="presentation" style:parent-style-name="_30_5_5f_Compariso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5" style:display-name="05_Comparison_Subheadline_Box-outline5" style:family="presentation" style:parent-style-name="_30_5_5f_Comparison_5f_Subheadline_5f_Box-outline4">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6" style:display-name="05_Comparison_Subheadline_Box-outline6" style:family="presentation" style:parent-style-name="_30_5_5f_Comparison_5f_Subheadline_5f_Box-outline5">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7" style:display-name="05_Comparison_Subheadline_Box-outline7" style:family="presentation" style:parent-style-name="_30_5_5f_Comparison_5f_Subheadline_5f_Box-outline6">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8" style:display-name="05_Comparison_Subheadline_Box-outline8" style:family="presentation" style:parent-style-name="_30_5_5f_Comparison_5f_Subheadline_5f_Box-outline7">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9" style:display-name="05_Comparison_Subheadline_Box-outline9" style:family="presentation" style:parent-style-name="_30_5_5f_Comparison_5f_Subheadline_5f_Box-outline8">
      <style:paragraph-properties fo:margin-left="0cm" fo:margin-right="0cm" fo:margin-top="0.091cm" fo:margin-bottom="0cm" fo:text-indent="0cm"/>
      <style:text-properties fo:font-size="18.3999996185303pt" style:font-size-asian="20pt" style:font-size-complex="20pt"/>
    </style:style>
    <style:style style:name="_30_5_5f_Comparison_5f_Subheadline_5f_Box-subtitle" style:display-name="05_Comparison_Subheadline_Box-subtitle" style:family="presentation">
      <style:graphic-properties draw:stroke="none" draw:fill="none" draw:textarea-vertical-align="middle">
        <text:list-style style:name="_30_5_5f_Comparison_5f_Subheadline_5f_Box-subtitle" style:display-name="05_Compariso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Comparison_5f_Subheadline_5f_Box-title" style:display-name="05_Comparison_Subheadline_Box-title" style:family="presentation">
      <style:graphic-properties draw:stroke="none" draw:fill="none" draw:textarea-vertical-align="middle">
        <text:list-style style:name="_30_5_5f_Comparison_5f_Subheadline_5f_Box-title" style:display-name="05_Compariso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background" style:display-name="04_1Column_Number-background" style:family="presentation">
      <style:graphic-properties draw:stroke="none" draw:fill="solid" draw:fill-color="#ffffff"/>
      <style:text-properties style:letter-kerning="true"/>
    </style:style>
    <style:style style:name="_30_4_5f_1Column_5f_Number-backgroundobjects" style:display-name="04_1Column_Number-backgroundobjects" style:family="presentation">
      <style:graphic-properties draw:textarea-horizontal-align="justify" draw:shadow="hidden" draw:shadow-offset-x="0.2cm" draw:shadow-offset-y="0.2cm" draw:shadow-color="#808080"/>
      <style:text-properties style:letter-kerning="true"/>
    </style:style>
    <style:style style:name="_30_4_5f_1Column_5f_Number-notes" style:display-name="04_1Column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4_5f_1Column_5f_Number-outline1" style:display-name="04_1Column_Number-outline1" style:family="presentation">
      <style:graphic-properties draw:stroke="none" draw:fill="none" draw:auto-grow-height="false" draw:fit-to-size="shrink-to-fit" style:shrink-to-fit="true">
        <text:list-style style:name="_30_4_5f_1Column_5f_Number-outline1" style:display-name="04_1Column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outline2" style:display-name="04_1Column_Number-outline2" style:family="presentation" style:parent-style-name="_30_4_5f_1Column_5f_Number-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3" style:display-name="04_1Column_Number-outline3" style:family="presentation" style:parent-style-name="_30_4_5f_1Column_5f_Number-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4" style:display-name="04_1Column_Number-outline4" style:family="presentation" style:parent-style-name="_30_4_5f_1Column_5f_Number-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5" style:display-name="04_1Column_Number-outline5" style:family="presentation" style:parent-style-name="_30_4_5f_1Column_5f_Number-outline4">
      <style:paragraph-properties fo:margin-left="0cm" fo:margin-right="0cm" fo:margin-top="0.091cm" fo:margin-bottom="0cm" fo:text-indent="0cm"/>
      <style:text-properties fo:font-size="18.3999996185303pt" style:font-size-asian="20pt" style:font-size-complex="20pt"/>
    </style:style>
    <style:style style:name="_30_4_5f_1Column_5f_Number-outline6" style:display-name="04_1Column_Number-outline6" style:family="presentation" style:parent-style-name="_30_4_5f_1Column_5f_Number-outline5">
      <style:paragraph-properties fo:margin-left="0cm" fo:margin-right="0cm" fo:margin-top="0.091cm" fo:margin-bottom="0cm" fo:text-indent="0cm"/>
      <style:text-properties fo:font-size="18.3999996185303pt" style:font-size-asian="20pt" style:font-size-complex="20pt"/>
    </style:style>
    <style:style style:name="_30_4_5f_1Column_5f_Number-outline7" style:display-name="04_1Column_Number-outline7" style:family="presentation" style:parent-style-name="_30_4_5f_1Column_5f_Number-outline6">
      <style:paragraph-properties fo:margin-left="0cm" fo:margin-right="0cm" fo:margin-top="0.091cm" fo:margin-bottom="0cm" fo:text-indent="0cm"/>
      <style:text-properties fo:font-size="18.3999996185303pt" style:font-size-asian="20pt" style:font-size-complex="20pt"/>
    </style:style>
    <style:style style:name="_30_4_5f_1Column_5f_Number-outline8" style:display-name="04_1Column_Number-outline8" style:family="presentation" style:parent-style-name="_30_4_5f_1Column_5f_Number-outline7">
      <style:paragraph-properties fo:margin-left="0cm" fo:margin-right="0cm" fo:margin-top="0.091cm" fo:margin-bottom="0cm" fo:text-indent="0cm"/>
      <style:text-properties fo:font-size="18.3999996185303pt" style:font-size-asian="20pt" style:font-size-complex="20pt"/>
    </style:style>
    <style:style style:name="_30_4_5f_1Column_5f_Number-outline9" style:display-name="04_1Column_Number-outline9" style:family="presentation" style:parent-style-name="_30_4_5f_1Column_5f_Number-outline8">
      <style:paragraph-properties fo:margin-left="0cm" fo:margin-right="0cm" fo:margin-top="0.091cm" fo:margin-bottom="0cm" fo:text-indent="0cm"/>
      <style:text-properties fo:font-size="18.3999996185303pt" style:font-size-asian="20pt" style:font-size-complex="20pt"/>
    </style:style>
    <style:style style:name="_30_4_5f_1Column_5f_Number-subtitle" style:display-name="04_1Column_Number-subtitle" style:family="presentation">
      <style:graphic-properties draw:stroke="none" draw:fill="none" draw:textarea-vertical-align="middle">
        <text:list-style style:name="_30_4_5f_1Column_5f_Number-subtitle" style:display-name="04_1Column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4_5f_1Column_5f_Number-title" style:display-name="04_1Column_Number-title" style:family="presentation">
      <style:graphic-properties draw:stroke="none" draw:fill="none" draw:textarea-vertical-align="middle">
        <text:list-style style:name="_30_4_5f_1Column_5f_Number-title" style:display-name="04_1Column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background" style:display-name="12_End_Slide-background" style:family="presentation">
      <style:graphic-properties draw:stroke="none" draw:fill="solid" draw:fill-color="#ffffff"/>
      <style:text-properties style:letter-kerning="true"/>
    </style:style>
    <style:style style:name="_31_2_5f_End_5f_Slide-backgroundobjects" style:display-name="12_End_Slide-backgroundobjects" style:family="presentation">
      <style:graphic-properties draw:textarea-horizontal-align="justify" draw:shadow="hidden" draw:shadow-offset-x="0.2cm" draw:shadow-offset-y="0.2cm" draw:shadow-color="#808080"/>
      <style:text-properties style:letter-kerning="true"/>
    </style:style>
    <style:style style:name="_31_2_5f_End_5f_Slide-notes" style:display-name="12_End_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End_5f_Slide-outline1" style:display-name="12_End_Slide-outline1" style:family="presentation">
      <style:graphic-properties draw:stroke="none" draw:fill="none" draw:auto-grow-height="false" draw:fit-to-size="shrink-to-fit" style:shrink-to-fit="true">
        <text:list-style style:name="_31_2_5f_End_5f_Slide-outline1" style:display-name="12_End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outline2" style:display-name="12_End_Slide-outline2" style:family="presentation" style:parent-style-name="_31_2_5f_End_5f_Slid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3" style:display-name="12_End_Slide-outline3" style:family="presentation" style:parent-style-name="_31_2_5f_End_5f_Slid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4" style:display-name="12_End_Slide-outline4" style:family="presentation" style:parent-style-name="_31_2_5f_End_5f_Slid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5" style:display-name="12_End_Slide-outline5" style:family="presentation" style:parent-style-name="_31_2_5f_End_5f_Slide-outline4">
      <style:paragraph-properties fo:margin-left="0cm" fo:margin-right="0cm" fo:margin-top="0.091cm" fo:margin-bottom="0cm" fo:text-indent="0cm"/>
      <style:text-properties fo:font-size="18.3999996185303pt" style:font-size-asian="20pt" style:font-size-complex="20pt"/>
    </style:style>
    <style:style style:name="_31_2_5f_End_5f_Slide-outline6" style:display-name="12_End_Slide-outline6" style:family="presentation" style:parent-style-name="_31_2_5f_End_5f_Slide-outline5">
      <style:paragraph-properties fo:margin-left="0cm" fo:margin-right="0cm" fo:margin-top="0.091cm" fo:margin-bottom="0cm" fo:text-indent="0cm"/>
      <style:text-properties fo:font-size="18.3999996185303pt" style:font-size-asian="20pt" style:font-size-complex="20pt"/>
    </style:style>
    <style:style style:name="_31_2_5f_End_5f_Slide-outline7" style:display-name="12_End_Slide-outline7" style:family="presentation" style:parent-style-name="_31_2_5f_End_5f_Slide-outline6">
      <style:paragraph-properties fo:margin-left="0cm" fo:margin-right="0cm" fo:margin-top="0.091cm" fo:margin-bottom="0cm" fo:text-indent="0cm"/>
      <style:text-properties fo:font-size="18.3999996185303pt" style:font-size-asian="20pt" style:font-size-complex="20pt"/>
    </style:style>
    <style:style style:name="_31_2_5f_End_5f_Slide-outline8" style:display-name="12_End_Slide-outline8" style:family="presentation" style:parent-style-name="_31_2_5f_End_5f_Slide-outline7">
      <style:paragraph-properties fo:margin-left="0cm" fo:margin-right="0cm" fo:margin-top="0.091cm" fo:margin-bottom="0cm" fo:text-indent="0cm"/>
      <style:text-properties fo:font-size="18.3999996185303pt" style:font-size-asian="20pt" style:font-size-complex="20pt"/>
    </style:style>
    <style:style style:name="_31_2_5f_End_5f_Slide-outline9" style:display-name="12_End_Slide-outline9" style:family="presentation" style:parent-style-name="_31_2_5f_End_5f_Slide-outline8">
      <style:paragraph-properties fo:margin-left="0cm" fo:margin-right="0cm" fo:margin-top="0.091cm" fo:margin-bottom="0cm" fo:text-indent="0cm"/>
      <style:text-properties fo:font-size="18.3999996185303pt" style:font-size-asian="20pt" style:font-size-complex="20pt"/>
    </style:style>
    <style:style style:name="_31_2_5f_End_5f_Slide-subtitle" style:display-name="12_End_Slide-subtitle" style:family="presentation">
      <style:graphic-properties draw:stroke="none" draw:fill="none" draw:textarea-vertical-align="middle">
        <text:list-style style:name="_31_2_5f_End_5f_Slide-subtitle" style:display-name="12_End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End_5f_Slide-title" style:display-name="12_End_Slide-title" style:family="presentation">
      <style:graphic-properties draw:stroke="none" draw:fill="none" draw:textarea-vertical-align="middle">
        <text:list-style style:name="_31_2_5f_End_5f_Slide-title" style:display-name="12_End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591cm" fo:min-width="27.5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35cm, 0cm, 0.602cm, 0cm)" draw:image-opacity="100%" style:mirror="none"/>
    </style:style>
    <style:style style:name="Mgr5"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7.772cm" fo:min-width="27.5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_30_1_5f_Titl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_30_1_5f_Tit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0_1_5f_Title-backgroundobjects">
      <style:graphic-properties draw:stroke="none" draw:fill="none" draw:fill-color="#ffffff" draw:auto-grow-height="false" fo:min-height="1.485cm"/>
      <style:paragraph-properties style:writing-mode="lr-tb"/>
    </style:style>
    <style:style style:name="Mpr5" style:family="presentation" style:parent-style-name="_30_1_5f_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7" style:family="presentation" style:parent-style-name="_30_2_5f_1Column-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8" style:family="presentation" style:parent-style-name="_30_2_5f_1Column-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_30_2_5f_1Column-backgroundobjects">
      <style:graphic-properties draw:stroke="none" draw:fill="none" draw:fill-color="#ffffff" draw:auto-grow-height="false" fo:min-height="1.485cm"/>
      <style:paragraph-properties style:writing-mode="lr-tb"/>
    </style:style>
    <style:style style:name="Mpr10" style:family="presentation" style:parent-style-name="_30_2_5f_1Column-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0_3_5f_1Colum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_30_3_5f_1Colum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3"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15" style:family="presentation" style:parent-style-name="_30_3_5f_1Column_5f_Subheadline_5f_Box-backgroundobjects">
      <style:graphic-properties draw:stroke="none" draw:fill="none" draw:fill-color="#ffffff" draw:auto-grow-height="false" fo:min-height="1.485cm"/>
      <style:paragraph-properties style:writing-mode="lr-tb"/>
    </style:style>
    <style:style style:name="Mpr16" style:family="presentation" style:parent-style-name="_30_3_5f_1Column_5f_Subheadline_5f_Box-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_30_5_5f_Compariso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8"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9"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0" style:family="presentation" style:parent-style-name="_30_5_5f_Compariso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1" style:family="presentation" style:parent-style-name="_30_5_5f_Comparison_5f_Subheadline_5f_Box-backgroundobjects">
      <style:graphic-properties draw:stroke="none" draw:fill="none" draw:fill-color="#ffffff" draw:auto-grow-height="false" fo:min-height="1.485cm"/>
      <style:paragraph-properties style:writing-mode="lr-tb"/>
    </style:style>
    <style:style style:name="Mpr22" style:family="presentation" style:parent-style-name="_30_5_5f_Comparison_5f_Subheadline_5f_Box-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_30_4_5f_1Column_5f_Number-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24" style:family="presentation" style:parent-style-name="_30_4_5f_1Column_5f_Number-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5" style:family="presentation" style:parent-style-name="_30_4_5f_1Column_5f_Number-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6" style:family="presentation" style:parent-style-name="_30_4_5f_1Column_5f_Number-backgroundobjects">
      <style:graphic-properties draw:stroke="none" draw:fill="none" draw:fill-color="#ffffff" draw:auto-grow-height="false" fo:min-height="1.485cm"/>
      <style:paragraph-properties style:writing-mode="lr-tb"/>
    </style:style>
    <style:style style:name="Mpr27" style:family="presentation" style:parent-style-name="_30_4_5f_1Column_5f_Number-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_31_2_5f_End_5f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9" style:family="presentation" style:parent-style-name="_31_2_5f_End_5f_Slide-title">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Mpr30" style:family="presentation" style:parent-style-name="_31_2_5f_End_5f_Slid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1" style:family="presentation" style:parent-style-name="_31_2_5f_End_5f_Slide-backgroundobjects">
      <style:graphic-properties draw:stroke="none" draw:fill="none" draw:fill-color="#ffffff" draw:auto-grow-height="false" fo:min-height="1.485cm"/>
      <style:paragraph-properties style:writing-mode="lr-tb"/>
    </style:style>
    <style:style style:name="Mpr32" style:family="presentation" style:parent-style-name="_31_2_5f_End_5f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79c2"/>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94cm"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5pt"/>
    </style:style>
    <style:style style:name="MP9"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3"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top="0cm" fo:margin-bottom="0cm" fo:line-height="1.376cm"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36pt"/>
    </style:style>
    <style:style style:name="MP17"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MP18" style:family="paragraph">
      <style:paragraph-properties fo:margin-left="0cm" fo:margin-right="0cm" fo:margin-top="0.282cm" fo:margin-bottom="0cm" fo:line-height="0.706cm"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18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21" style:family="paragraph">
      <style:paragraph-properties fo:margin-top="0cm" fo:margin-bottom="0cm" fo:line-height="1.693cm"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212cm" fo:margin-bottom="0cm" fo:line-height="0.847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3" fo:font-size="55pt" fo:letter-spacing="normal" fo:language="en" fo:country="US" fo:font-style="normal" style:text-underline-style="none" fo:font-weight="bold" style:font-size-asian="55pt" style:font-style-asian="normal" style:font-weight-asian="bold" style:font-size-complex="55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3"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8baddc" style:text-line-through-style="none" style:text-line-through-type="none" style:text-position="0% 100%" style:font-name="Arial3"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3"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font-variant="normal" fo:text-transform="none" fo:color="#0079c2" style:text-line-through-style="none" style:text-line-through-type="none" style:text-position="0% 100%" style:font-name="Arial3"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8baddc" style:text-line-through-style="none" style:text-line-through-type="none" style:text-position="0% 100%" style:font-name="Arial3"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8baddc" style:text-line-through-style="none" style:text-line-through-type="none" style:text-position="0% 100%" style:font-name="Arial3"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MT11" style:family="text">
      <style:text-properties fo:font-variant="normal" fo:text-transform="none" fo:color="#0079c2" style:text-line-through-style="none" style:text-line-through-type="none" style:text-position="0% 100%" style:font-name="Arial3" fo:font-size="44pt" fo:letter-spacing="normal" fo:language="en" fo:country="GB"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font-variant="normal" fo:text-transform="none" fo:color="#0079c2" style:text-line-through-style="none" style:text-line-through-type="none" style:text-position="0% 100%" style:font-name="Arial3" fo:font-size="18pt" fo:letter-spacing="normal" fo:language="en" fo:country="GB" fo:font-style="normal" style:text-underline-style="none" fo:font-weight="bold" style:font-size-asian="18pt" style:font-style-asian="normal" style:font-weight-asian="bold" style:font-size-complex="18pt" style:font-style-complex="normal" style:font-weight-complex="bold"/>
    </style:style>
    <style:style style:name="MT13" style:family="text">
      <style:text-properties fo:font-variant="normal" fo:text-transform="none" fo:color="#0079c2" style:text-line-through-style="none" style:text-line-through-type="none" style:text-position="0% 100%" style:font-name="Arial3" fo:font-size="28pt" fo:letter-spacing="normal" fo:language="en" fo:country="GB" fo:font-style="normal" style:text-underline-style="none" fo:font-weight="bold"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style:font-name="Wingdings"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style:font-name="Wingdings" fo:color="#8baddc" fo:font-size="100%"/>
      </text:list-level-style-bullet>
      <text:list-level-style-bullet text:level="2" text:bullet-char="">
        <style:list-level-properties text:space-before="1.401cm" text:min-label-width="0.599cm"/>
        <style:text-properties style:font-name="Wingdings" fo:color="#8badd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style:font-name="Wingdings" fo:color="#8baddc" fo:font-size="100%"/>
      </text:list-level-style-bullet>
      <text:list-level-style-bullet text:level="2" text:bullet-char="">
        <style:list-level-properties text:space-before="1.401cm" text:min-label-width="0.599cm"/>
        <style:text-properties style:font-name="Wingdings" fo:color="#8baddc" fo:font-size="100%"/>
      </text:list-level-style-bullet>
      <text:list-level-style-bullet text:level="3" text:bullet-char="">
        <style:list-level-properties text:space-before="2.401cm" text:min-label-width="0.599cm"/>
        <style:text-properties style:font-name="Wingdings" fo:color="#8badd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style:font-name="Wingdings" fo:color="#8baddc" fo:font-size="100%"/>
      </text:list-level-style-bullet>
      <text:list-level-style-bullet text:level="2" text:bullet-char="">
        <style:list-level-properties text:space-before="1.401cm" text:min-label-width="0.599cm"/>
        <style:text-properties style:font-name="Wingdings" fo:color="#8baddc" fo:font-size="100%"/>
      </text:list-level-style-bullet>
      <text:list-level-style-bullet text:level="3" text:bullet-char="">
        <style:list-level-properties text:space-before="2.401cm" text:min-label-width="0.599cm"/>
        <style:text-properties style:font-name="Wingdings" fo:color="#8baddc" fo:font-size="100%"/>
      </text:list-level-style-bullet>
      <text:list-level-style-bullet text:level="4" text:bullet-char="">
        <style:list-level-properties text:space-before="3.401cm" text:min-label-width="0.599cm"/>
        <style:text-properties style:font-name="Wingdings" fo:color="#8baddc"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style:font-name="Wingdings" fo:color="#8baddc" fo:font-size="100%"/>
      </text:list-level-style-bullet>
      <text:list-level-style-bullet text:level="2" text:bullet-char="">
        <style:list-level-properties text:space-before="1.401cm" text:min-label-width="0.599cm"/>
        <style:text-properties style:font-name="Wingdings" fo:color="#8baddc" fo:font-size="100%"/>
      </text:list-level-style-bullet>
      <text:list-level-style-bullet text:level="3" text:bullet-char="">
        <style:list-level-properties text:space-before="2.401cm" text:min-label-width="0.599cm"/>
        <style:text-properties style:font-name="Wingdings" fo:color="#8baddc" fo:font-size="100%"/>
      </text:list-level-style-bullet>
      <text:list-level-style-bullet text:level="4" text:bullet-char="">
        <style:list-level-properties text:space-before="3.401cm" text:min-label-width="0.599cm"/>
        <style:text-properties style:font-name="Wingdings" fo:color="#8baddc" fo:font-size="100%"/>
      </text:list-level-style-bullet>
      <text:list-level-style-bullet text:level="5" text:bullet-char="">
        <style:list-level-properties text:space-before="4.401cm" text:min-label-width="0.599cm"/>
        <style:text-properties style:font-name="Wingdings" fo:color="#8badd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_30_1_5f_Title" style:display-name="01_Titl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custom-shape draw:name="Rectangle 6" draw:style-name="Mgr5" draw:text-style-name="MP5" draw:layer="backgroundobjects" svg:width="27.999cm" svg:height="18.021cm" svg:x="0.001cm" svg:y="-0.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6" draw:layer="backgroundobjects" svg:width="10.195cm" svg:height="3.618cm" svg:x="16.618cm" svg:y="12.381cm">
        <draw:image xlink:href="Pictures/10000000000001C6000000913D5C97D96F25C5E8.jpg" xlink:type="simple" xlink:show="embed" xlink:actuate="onLoad" loext:mime-type="image/jpeg">
          <text:p/>
        </draw:image>
        <svg:desc>A picture containing drawing

Description automatically generated</svg:desc>
      </draw:frame>
      <draw:frame draw:name="Title 1" presentation:style-name="Mpr1" draw:text-style-name="MP8" draw:layer="backgroundobjects" svg:width="25.549cm" svg:height="4.615cm" svg:x="1.264cm" svg:y="4.52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6.959cm" svg:height="0.931cm" svg:x="1.264cm" svg:y="11.615cm" presentation:class="date-time" presentation:user-transformed="true">
        <draw:text-box>
          <text:p text:style-name="MP9"><text:span text:style-name="MT3"><text:date style:data-style-name="D4" text:date-value="2024-01-29">29.01.2024</text:date></text:span></text:p>
        </draw:text-box>
      </draw:frame>
      <draw:frame draw:name="Footer Placeholder 4" presentation:style-name="Mpr2" draw:text-style-name="MP11" draw:layer="backgroundobjects" svg:width="21.183cm" svg:height="0.931cm" svg:x="1.264cm" svg:y="16.046cm" presentation:class="footer" presentation:user-transformed="true">
        <draw:text-box>
          <text:p/>
        </draw:text-box>
      </draw:frame>
      <draw:frame draw:name="Slide Number Placeholder 5" presentation:style-name="Mpr2" draw:text-style-name="MP11" draw:layer="backgroundobjects" svg:width="7.106cm" svg:height="0.931cm" svg:x="19.707cm" svg:y="16.046cm" presentation:class="page-number" presentation:user-transformed="true">
        <draw:text-box>
          <text:p text:style-name="MP12"><text:span text:style-name="MT4"><text:page-number>5</text:page-number></text:span></text:p>
        </draw:text-box>
      </draw:frame>
      <draw:frame draw:name="Text Placeholder 2" presentation:style-name="Mpr3" draw:text-style-name="MP14" draw:layer="backgroundobjects" svg:width="25.549cm" svg:height="1.483cm" svg:x="1.264cm" svg:y="10.092cm" presentation:class="outline" presentation:user-transformed="true">
        <draw:text-box>
          <text:list text:style-name="ML3">
            <text:list-item>
              <text:p text:style-name="MP13"><text:span text:style-name="MT5">Edit Master text styles</text:span></text:p>
            </text:list-item>
          </text:list>
        </draw:text-box>
      </draw:frame>
      <presentation:notes style:page-layout-name="PM0">
        <draw:page-thumbnail presentation:style-name="_30_1_5f_Title-title" draw:layer="backgroundobjects" svg:width="19.798cm" svg:height="11.136cm" svg:x="0.6cm" svg:y="2.257cm" presentation:class="page"/>
        <draw:frame presentation:style-name="_30_1_5f_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_30_2_5f_1Column" style:display-name="02_1Column"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6"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7"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8" draw:text-style-name="MP11" draw:layer="backgroundobjects" svg:width="4.28cm" svg:height="0.931cm" svg:x="1.264cm" svg:y="16.046cm" presentation:class="date-time" presentation:user-transformed="true">
        <draw:text-box>
          <text:p text:style-name="MP20"><text:span text:style-name="MT9"><text:date style:data-style-name="D4" text:date-value="2024-01-29">29.01.2024</text:date></text:span></text:p>
        </draw:text-box>
      </draw:frame>
      <draw:frame draw:name="Footer Placeholder 7" presentation:style-name="Mpr8" draw:text-style-name="MP11" draw:layer="backgroundobjects" svg:width="16.902cm" svg:height="0.931cm" svg:x="5.546cm" svg:y="16.046cm" presentation:class="footer" presentation:user-transformed="true">
        <draw:text-box>
          <text:p/>
        </draw:text-box>
      </draw:frame>
      <draw:frame draw:name="Slide Number Placeholder 8" presentation:style-name="Mpr8" draw:text-style-name="MP11" draw:layer="backgroundobjects" svg:width="7.106cm" svg:height="0.931cm" svg:x="19.707cm" svg:y="16.046cm" presentation:class="page-number" presentation:user-transformed="true">
        <draw:text-box>
          <text:p text:style-name="MP12"><text:span text:style-name="MT4"><text:page-number>5</text:page-number></text:span></text:p>
        </draw:text-box>
      </draw:frame>
      <presentation:notes style:page-layout-name="PM0">
        <draw:page-thumbnail presentation:style-name="_30_2_5f_1Column-title" draw:layer="backgroundobjects" svg:width="19.798cm" svg:height="11.136cm" svg:x="0.6cm" svg:y="2.257cm" presentation:class="page"/>
        <draw:frame presentation:style-name="_30_2_5f_1Colum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_30_3_5f_1Column_5f_Subheadline_5f_Box" style:display-name="03_1Colum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11" draw:text-style-name="MP11" draw:layer="backgroundobjects" svg:width="4.28cm" svg:height="0.931cm" svg:x="1.264cm" svg:y="16.046cm" presentation:class="date-time" presentation:user-transformed="true">
        <draw:text-box>
          <text:p text:style-name="MP20"><text:span text:style-name="MT9"><text:date style:data-style-name="D4" text:date-value="2024-01-29">29.01.2024</text:date></text:span></text:p>
        </draw:text-box>
      </draw:frame>
      <draw:frame draw:name="Footer Placeholder 7" presentation:style-name="Mpr11" draw:text-style-name="MP11" draw:layer="backgroundobjects" svg:width="16.902cm" svg:height="0.931cm" svg:x="5.546cm" svg:y="16.046cm" presentation:class="footer" presentation:user-transformed="true">
        <draw:text-box>
          <text:p/>
        </draw:text-box>
      </draw:frame>
      <draw:frame draw:name="Slide Number Placeholder 8" presentation:style-name="Mpr11" draw:text-style-name="MP11" draw:layer="backgroundobjects" svg:width="7.106cm" svg:height="0.931cm" svg:x="19.707cm" svg:y="16.046cm" presentation:class="page-number" presentation:user-transformed="true">
        <draw:text-box>
          <text:p text:style-name="MP12"><text:span text:style-name="MT4"><text:page-number>5</text:page-number></text:span></text:p>
        </draw:text-box>
      </draw:frame>
      <draw:frame draw:name="Title 1" presentation:style-name="Mpr12" draw:text-style-name="MP16" draw:layer="backgroundobjects" svg:width="25.549cm" svg:height="3.109cm" svg:x="1.264cm" svg:y="1.401cm" presentation:class="title" presentation:user-transformed="true">
        <draw:text-box>
          <text:p text:style-name="MP15"><text:span text:style-name="MT6">Click to edit Master title style</text:span></text:p>
        </draw:text-box>
      </draw:frame>
      <draw:frame draw:name="Text Placeholder 2" presentation:style-name="Mpr13" draw:text-style-name="MP19" draw:layer="backgroundobjects" svg:width="25.549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4" draw:text-style-name="MP19" draw:layer="backgroundobjects" svg:width="25.549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3_5f_1Column_5f_Subheadline_5f_Box-title" draw:layer="backgroundobjects" svg:width="19.798cm" svg:height="11.136cm" svg:x="0.6cm" svg:y="2.257cm" presentation:class="page"/>
        <draw:frame presentation:style-name="_30_3_5f_1Column_5f_Subheadline_5f_Box-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_30_5_5f_Comparison_5f_Subheadline_5f_Box" style:display-name="05_Compariso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17" draw:text-style-name="MP16" draw:layer="backgroundobjects" svg:width="25.549cm" svg:height="3.098cm" svg:x="1.264cm" svg:y="1.401cm" presentation:class="title" presentation:user-transformed="true">
        <draw:text-box>
          <text:p text:style-name="MP15"><text:span text:style-name="MT6">Click to edit Master title style</text:span></text:p>
        </draw:text-box>
      </draw:frame>
      <draw:frame draw:name="Text Placeholder 2" presentation:style-name="Mpr18" draw:text-style-name="MP19" draw:layer="backgroundobjects" svg:width="12.322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9" draw:text-style-name="MP19" draw:layer="backgroundobjects" svg:width="12.322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0" draw:text-style-name="MP11" draw:layer="backgroundobjects" svg:width="4.28cm" svg:height="0.931cm" svg:x="1.264cm" svg:y="16.046cm" presentation:class="date-time" presentation:user-transformed="true">
        <draw:text-box>
          <text:p text:style-name="MP20"><text:span text:style-name="MT9"><text:date style:data-style-name="D4" text:date-value="2024-01-29">29.01.2024</text:date></text:span></text:p>
        </draw:text-box>
      </draw:frame>
      <draw:frame draw:name="Footer Placeholder 7" presentation:style-name="Mpr20" draw:text-style-name="MP11" draw:layer="backgroundobjects" svg:width="16.902cm" svg:height="0.931cm" svg:x="5.546cm" svg:y="16.046cm" presentation:class="footer" presentation:user-transformed="true">
        <draw:text-box>
          <text:p/>
        </draw:text-box>
      </draw:frame>
      <draw:frame draw:name="Slide Number Placeholder 8" presentation:style-name="Mpr20" draw:text-style-name="MP11" draw:layer="backgroundobjects" svg:width="7.106cm" svg:height="0.931cm" svg:x="19.707cm" svg:y="16.046cm" presentation:class="page-number" presentation:user-transformed="true">
        <draw:text-box>
          <text:p text:style-name="MP12"><text:span text:style-name="MT4"><text:page-number>5</text:page-number></text:span></text:p>
        </draw:text-box>
      </draw:frame>
      <draw:frame draw:name="Text Placeholder 2" presentation:style-name="Mpr18" draw:text-style-name="MP19" draw:layer="backgroundobjects" svg:width="12.377cm" svg:height="1.483cm" svg:x="14.437cm" svg:y="4.51cm" presentation:class="outline" presentation:user-transformed="true">
        <draw:text-box>
          <text:p text:style-name="MP13"><text:span text:style-name="MT10">Edit Master text styles</text:span></text:p>
        </draw:text-box>
      </draw:frame>
      <draw:frame draw:name="Content Placeholder 3" presentation:style-name="Mpr19" draw:text-style-name="MP19" draw:layer="backgroundobjects" svg:width="12.377cm" svg:height="9.083cm" svg:x="14.437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5_5f_Comparison_5f_Subheadline_5f_Box-title" draw:layer="backgroundobjects" svg:width="19.798cm" svg:height="11.136cm" svg:x="0.6cm" svg:y="2.257cm" presentation:class="page"/>
        <draw:frame presentation:style-name="_30_5_5f_Comparison_5f_Subheadline_5f_Box-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_30_4_5f_1Column_5f_Number" style:display-name="04_1Column_Number"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23"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24"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5" draw:text-style-name="MP11" draw:layer="backgroundobjects" svg:width="4.28cm" svg:height="0.931cm" svg:x="1.264cm" svg:y="16.046cm" presentation:class="date-time" presentation:user-transformed="true">
        <draw:text-box>
          <text:p text:style-name="MP20"><text:span text:style-name="MT9"><text:date style:data-style-name="D4" text:date-value="2024-01-29">29.01.2024</text:date></text:span></text:p>
        </draw:text-box>
      </draw:frame>
      <draw:frame draw:name="Footer Placeholder 7" presentation:style-name="Mpr25" draw:text-style-name="MP11" draw:layer="backgroundobjects" svg:width="16.902cm" svg:height="0.931cm" svg:x="5.546cm" svg:y="16.046cm" presentation:class="footer" presentation:user-transformed="true">
        <draw:text-box>
          <text:p/>
        </draw:text-box>
      </draw:frame>
      <draw:frame draw:name="Slide Number Placeholder 8" presentation:style-name="Mpr25" draw:text-style-name="MP11" draw:layer="backgroundobjects" svg:width="7.106cm" svg:height="0.931cm" svg:x="19.707cm" svg:y="16.046cm" presentation:class="page-number" presentation:user-transformed="true">
        <draw:text-box>
          <text:p text:style-name="MP12"><text:span text:style-name="MT4"><text:page-number>5</text:page-number></text:span></text:p>
        </draw:text-box>
      </draw:frame>
      <presentation:notes style:page-layout-name="PM0">
        <draw:page-thumbnail presentation:style-name="_30_4_5f_1Column_5f_Number-title" draw:layer="backgroundobjects" svg:width="19.798cm" svg:height="11.136cm" svg:x="0.6cm" svg:y="2.257cm" presentation:class="page"/>
        <draw:frame presentation:style-name="_30_4_5f_1Column_5f_Number-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_31_2_5f_End_5f_Slide" style:display-name="12_End_Slid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28" draw:text-style-name="MP11" draw:layer="backgroundobjects" svg:width="4.28cm" svg:height="0.931cm" svg:x="1.264cm" svg:y="16.046cm" presentation:class="date-time" presentation:user-transformed="true">
        <draw:text-box>
          <text:p text:style-name="MP20"><text:span text:style-name="MT9"><text:date style:data-style-name="D4" text:date-value="2024-01-29">29.01.2024</text:date></text:span></text:p>
        </draw:text-box>
      </draw:frame>
      <draw:frame draw:name="Footer Placeholder 7" presentation:style-name="Mpr28" draw:text-style-name="MP11" draw:layer="backgroundobjects" svg:width="16.902cm" svg:height="0.931cm" svg:x="5.546cm" svg:y="16.046cm" presentation:class="footer" presentation:user-transformed="true">
        <draw:text-box>
          <text:p/>
        </draw:text-box>
      </draw:frame>
      <draw:frame draw:name="Slide Number Placeholder 8" presentation:style-name="Mpr28" draw:text-style-name="MP11" draw:layer="backgroundobjects" svg:width="7.106cm" svg:height="0.931cm" svg:x="19.707cm" svg:y="16.046cm" presentation:class="page-number" presentation:user-transformed="true">
        <draw:text-box>
          <text:p text:style-name="MP12"><text:span text:style-name="MT4"><text:page-number>5</text:page-number></text:span></text:p>
        </draw:text-box>
      </draw:frame>
      <draw:frame draw:name="Picture 9" draw:style-name="Mgr6" draw:text-style-name="MP6" draw:layer="backgroundobjects" svg:width="27.999cm" svg:height="15.625cm" svg:x="0cm" svg:y="0cm">
        <draw:image xlink:href="Pictures/10000000000003C9000001E7BDE8E7A8DC5139F2.jpg" xlink:type="simple" xlink:show="embed" xlink:actuate="onLoad" loext:mime-type="image/jpeg">
          <text:p/>
        </draw:image>
        <svg:desc>A computer sitting on top of a table

Description automatically generated</svg:desc>
      </draw:frame>
      <draw:frame draw:name="Title 1" presentation:style-name="Mpr29" draw:text-style-name="MP22" draw:layer="backgroundobjects" svg:width="12.899cm" svg:height="3.228cm" svg:x="13.998cm" svg:y="7.135cm" presentation:class="title" presentation:user-transformed="true">
        <draw:text-box>
          <text:p text:style-name="MP21"><text:span text:style-name="MT11">Kiitos.</text:span><text:span text:style-name="MT11"><text:line-break/></text:span><text:span text:style-name="MT11">Thank you.</text:span></text:p>
        </draw:text-box>
      </draw:frame>
      <draw:frame draw:name="Text Placeholder 2" presentation:style-name="Mpr30" draw:text-style-name="MP19" draw:layer="backgroundobjects" svg:width="12.814cm" svg:height="4.267cm" svg:x="13.998cm" svg:y="10.363cm" presentation:class="outline" presentation:user-transformed="true">
        <draw:text-box>
          <text:list text:style-name="ML3">
            <text:list-item>
              <text:p text:style-name="MP23"><text:span text:style-name="MT12"><text:line-break/></text:span><text:span text:style-name="MT13">Etunimi Sukunimi</text:span></text:p>
              <text:list>
                <text:list-item>
                  <text:p text:style-name="MP24"><text:span text:style-name="MT13">040 XXX XXXX</text:span><text:span text:style-name="MT12"><text:line-break/></text:span><text:span text:style-name="MT12">esimerkkinimi@esimerkkiosoite.com </text:span></text:p>
                </text:list-item>
              </text:list>
            </text:list-item>
          </text:list>
        </draw:text-box>
      </draw:frame>
      <presentation:notes style:page-layout-name="PM0">
        <draw:page-thumbnail presentation:style-name="_31_2_5f_End_5f_Slide-title" draw:layer="backgroundobjects" svg:width="19.798cm" svg:height="11.136cm" svg:x="0.6cm" svg:y="2.257cm" presentation:class="page"/>
        <draw:frame presentation:style-name="_31_2_5f_End_5f_Slid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Sovellutuksen elinkaari</dc:title>
    <meta:initial-creator>Isonikkilä Sauli</meta:initial-creator>
    <dc:creator>Sauli Isonikkilä </dc:creator>
    <meta:editing-cycles>235</meta:editing-cycles>
    <meta:print-date>2020-09-28T07:56:54</meta:print-date>
    <meta:creation-date>2020-11-11T09:16:24</meta:creation-date>
    <dc:date>2024-01-29T12:03:01.941000000</dc:date>
    <meta:editing-duration>PT14H16M3S</meta:editing-duration>
    <meta:generator>LibreOffice/6.4.7.2$Windows_X86_64 LibreOffice_project/639b8ac485750d5696d7590a72ef1b496725cfb5</meta:generator>
    <meta:document-statistic meta:object-count="143"/>
    <meta:user-defined meta:name="AppVersion">16.0000</meta:user-defined>
    <meta:user-defined meta:name="Company">Haaga-Helia</meta:user-defined>
    <meta:user-defined meta:name="ContentTypeId">0x0101009710B928A7D99546A0E95307F9DA00E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blank" xlink:href=""/>
  </office:meta>
</office:document-meta>
</file>